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0.7929in"/>
    </style:style>
    <style:style style:name="co3" style:family="table-column">
      <style:table-column-properties fo:break-before="auto" style:column-width="0.4929in"/>
    </style:style>
    <style:style style:name="co4" style:family="table-column">
      <style:table-column-properties fo:break-before="auto" style:column-width="0.8791in"/>
    </style:style>
    <style:style style:name="co5" style:family="table-column">
      <style:table-column-properties fo:break-before="auto" style:column-width="0.9965in"/>
    </style:style>
    <style:style style:name="co6" style:family="table-column">
      <style:table-column-properties fo:break-before="auto" style:column-width="0.289in"/>
    </style:style>
    <style:style style:name="co7" style:family="table-column">
      <style:table-column-properties fo:break-before="auto" style:column-width="0.3638in"/>
    </style:style>
    <style:style style:name="co8" style:family="table-column">
      <style:table-column-properties fo:break-before="auto" style:column-width="0.3752in"/>
    </style:style>
    <style:style style:name="co9" style:family="table-column">
      <style:table-column-properties fo:break-before="auto" style:column-width="0.4181in"/>
    </style:style>
    <style:style style:name="co10" style:family="table-column">
      <style:table-column-properties fo:break-before="auto" style:column-width="0.8146in"/>
    </style:style>
    <style:style style:name="co11" style:family="table-column">
      <style:table-column-properties fo:break-before="auto" style:column-width="1.0929in"/>
    </style:style>
    <style:style style:name="co12" style:family="table-column">
      <style:table-column-properties fo:break-before="auto" style:column-width="2.7228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3in"/>
    </style:style>
    <style:style style:name="co15" style:family="table-column">
      <style:table-column-properties fo:break-before="auto" style:column-width="0.9862in"/>
    </style:style>
    <style:style style:name="co16" style:family="table-column">
      <style:table-column-properties fo:break-before="auto" style:column-width="0.3965in"/>
    </style:style>
    <style:style style:name="co17" style:family="table-column">
      <style:table-column-properties fo:break-before="auto" style:column-width="0.8035in"/>
    </style:style>
    <style:style style:name="co18" style:family="table-column">
      <style:table-column-properties fo:break-before="auto" style:column-width="2.7661in"/>
    </style:style>
    <style:style style:name="co19" style:family="table-column">
      <style:table-column-properties fo:break-before="auto" style:column-width="0.4819in"/>
    </style:style>
    <style:style style:name="co20" style:family="table-column">
      <style:table-column-properties fo:break-before="auto" style:column-width="0.9in"/>
    </style:style>
    <style:style style:name="co21" style:family="table-column">
      <style:table-column-properties fo:break-before="auto" style:column-width="1.0181in"/>
    </style:style>
    <style:style style:name="co22" style:family="table-column">
      <style:table-column-properties fo:break-before="auto" style:column-width="0.9646in"/>
    </style:style>
    <style:style style:name="co23" style:family="table-column">
      <style:table-column-properties fo:break-before="auto" style:column-width="0.7827in"/>
    </style:style>
    <style:style style:name="co24" style:family="table-column">
      <style:table-column-properties fo:break-before="auto" style:column-width="0.3535in"/>
    </style:style>
    <style:style style:name="co25" style:family="table-column">
      <style:table-column-properties fo:break-before="auto" style:column-width="1.0717in"/>
    </style:style>
    <style:style style:name="co26" style:family="table-column">
      <style:table-column-properties fo:break-before="auto" style:column-width="2.7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map style:condition="cell-content()=&quot;fail&quot;" style:apply-style-name="failStyle" style:base-cell-address="MinInclusive.J6"/>
    </style:style>
    <style:style style:name="ce4" style:family="table-cell" style:parent-style-name="Default">
      <style:table-cell-properties fo:background-color="#808080"/>
      <style:map style:condition="cell-content()=&quot;fail&quot;" style:apply-style-name="failStyle" style:base-cell-address="MinInclusive.J6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  <style:style style:name="ce6" style:family="table-cell" style:parent-style-name="Default">
      <style:map style:condition="cell-content()=&quot;fail&quot;" style:apply-style-name="failStyle" style:base-cell-address="MinExclusive.J6"/>
    </style:style>
    <style:style style:name="ce7" style:family="table-cell" style:parent-style-name="Default">
      <style:map style:condition="cell-content()=&quot;fail&quot;" style:apply-style-name="failStyle" style:base-cell-address="MinExclusive.J7"/>
    </style:style>
    <style:style style:name="ce8" style:family="table-cell" style:parent-style-name="Default">
      <style:map style:condition="cell-content()=&quot;fail&quot;" style:apply-style-name="failStyle" style:base-cell-address="MinExclusive.J12"/>
    </style:style>
    <style:style style:name="ce9" style:family="table-cell" style:parent-style-name="Default">
      <style:map style:condition="cell-content()=&quot;fail&quot;" style:apply-style-name="failStyle" style:base-cell-address="MinExclusive.J27"/>
    </style:style>
    <style:style style:name="ce10" style:family="table-cell" style:parent-style-name="Default">
      <style:map style:condition="cell-content()=&quot;fail&quot;" style:apply-style-name="failStyle" style:base-cell-address="MinExclusive.J29"/>
    </style:style>
    <style:style style:name="ce11" style:family="table-cell" style:parent-style-name="Default">
      <style:map style:condition="cell-content()=&quot;fail&quot;" style:apply-style-name="failStyle" style:base-cell-address="MinExclusive.J33"/>
    </style:style>
    <style:style style:name="ce12" style:family="table-cell" style:parent-style-name="Default">
      <style:map style:condition="cell-content()=&quot;fail&quot;" style:apply-style-name="failStyle" style:base-cell-address="MinExclusive.J48"/>
    </style:style>
    <style:style style:name="ce13" style:family="table-cell" style:parent-style-name="Default">
      <style:map style:condition="cell-content()=&quot;fail&quot;" style:apply-style-name="failStyle" style:base-cell-address="MinExclusive.J54"/>
    </style:style>
    <style:style style:name="ce14" style:family="table-cell" style:parent-style-name="Default">
      <style:map style:condition="cell-content()=&quot;fail&quot;" style:apply-style-name="failStyle" style:base-cell-address="MinExclusive.J57"/>
    </style:style>
    <style:style style:name="ce15" style:family="table-cell" style:parent-style-name="Default">
      <style:map style:condition="cell-content()=&quot;fail&quot;" style:apply-style-name="failStyle" style:base-cell-address="MinExclusive.J75"/>
    </style:style>
    <style:style style:name="ce16" style:family="table-cell" style:parent-style-name="Default">
      <style:map style:condition="cell-content()=&quot;fail&quot;" style:apply-style-name="failStyle" style:base-cell-address="MinExclusive.J78"/>
    </style:style>
    <style:style style:name="ce17" style:family="table-cell" style:parent-style-name="Default">
      <style:map style:condition="cell-content()=&quot;fail&quot;" style:apply-style-name="failStyle" style:base-cell-address="MinExclusive.J7"/>
    </style:style>
    <style:style style:name="ce18" style:family="table-cell" style:parent-style-name="Default">
      <style:map style:condition="cell-content()=&quot;fail&quot;" style:apply-style-name="failStyle" style:base-cell-address="MinExclusive.K6"/>
    </style:style>
    <style:style style:name="ce19" style:family="table-cell" style:parent-style-name="Default">
      <style:map style:condition="cell-content()=&quot;fail&quot;" style:apply-style-name="failStyle" style:base-cell-address="MinExclusive.K27"/>
    </style:style>
    <style:style style:name="ce20" style:family="table-cell" style:parent-style-name="Default">
      <style:map style:condition="cell-content()=&quot;fail&quot;" style:apply-style-name="failStyle" style:base-cell-address="MinExclusive.K29"/>
    </style:style>
    <style:style style:name="ce21" style:family="table-cell" style:parent-style-name="Default">
      <style:map style:condition="cell-content()=&quot;fail&quot;" style:apply-style-name="failStyle" style:base-cell-address="MinExclusive.K33"/>
    </style:style>
    <style:style style:name="ce22" style:family="table-cell" style:parent-style-name="Default">
      <style:map style:condition="cell-content()=&quot;fail&quot;" style:apply-style-name="failStyle" style:base-cell-address="MinExclusive.K48"/>
    </style:style>
    <style:style style:name="ce23" style:family="table-cell" style:parent-style-name="Default">
      <style:map style:condition="cell-content()=&quot;fail&quot;" style:apply-style-name="failStyle" style:base-cell-address="MinExclusive.K54"/>
    </style:style>
    <style:style style:name="ce24" style:family="table-cell" style:parent-style-name="Default">
      <style:map style:condition="cell-content()=&quot;fail&quot;" style:apply-style-name="failStyle" style:base-cell-address="MinExclusive.K57"/>
    </style:style>
    <style:style style:name="ce25" style:family="table-cell" style:parent-style-name="Default">
      <style:map style:condition="cell-content()=&quot;fail&quot;" style:apply-style-name="failStyle" style:base-cell-address="MinExclusive.K75"/>
    </style:style>
    <style:style style:name="ce26" style:family="table-cell" style:parent-style-name="Default">
      <style:map style:condition="cell-content()=&quot;fail&quot;" style:apply-style-name="failStyle" style:base-cell-address="MinExclusive.K78"/>
    </style:style>
    <style:style style:name="ce27" style:family="table-cell" style:parent-style-name="Default">
      <style:map style:condition="cell-content()=&quot;fail&quot;" style:apply-style-name="failStyle" style:base-cell-address="MinExclusive.N6"/>
    </style:style>
    <style:style style:name="ce28" style:family="table-cell" style:parent-style-name="Default">
      <style:map style:condition="cell-content()=&quot;fail&quot;" style:apply-style-name="failStyle" style:base-cell-address="MinExclusive.N7"/>
    </style:style>
    <style:style style:name="ce29" style:family="table-cell" style:parent-style-name="Default">
      <style:map style:condition="cell-content()=&quot;fail&quot;" style:apply-style-name="failStyle" style:base-cell-address="MinExclusive.N27"/>
    </style:style>
    <style:style style:name="ce30" style:family="table-cell" style:parent-style-name="Default">
      <style:map style:condition="cell-content()=&quot;fail&quot;" style:apply-style-name="failStyle" style:base-cell-address="MinExclusive.N29"/>
    </style:style>
    <style:style style:name="ce31" style:family="table-cell" style:parent-style-name="Default">
      <style:map style:condition="cell-content()=&quot;fail&quot;" style:apply-style-name="failStyle" style:base-cell-address="MinExclusive.N33"/>
    </style:style>
    <style:style style:name="ce32" style:family="table-cell" style:parent-style-name="Default">
      <style:map style:condition="cell-content()=&quot;fail&quot;" style:apply-style-name="failStyle" style:base-cell-address="MinExclusive.N48"/>
    </style:style>
    <style:style style:name="ce33" style:family="table-cell" style:parent-style-name="Default">
      <style:map style:condition="cell-content()=&quot;fail&quot;" style:apply-style-name="failStyle" style:base-cell-address="MinExclusive.N54"/>
    </style:style>
    <style:style style:name="ce34" style:family="table-cell" style:parent-style-name="Default">
      <style:map style:condition="cell-content()=&quot;fail&quot;" style:apply-style-name="failStyle" style:base-cell-address="MinExclusive.N57"/>
    </style:style>
    <style:style style:name="ce35" style:family="table-cell" style:parent-style-name="Default">
      <style:map style:condition="cell-content()=&quot;fail&quot;" style:apply-style-name="failStyle" style:base-cell-address="MinExclusive.N75"/>
    </style:style>
    <style:style style:name="ce36" style:family="table-cell" style:parent-style-name="Default">
      <style:map style:condition="cell-content()=&quot;fail&quot;" style:apply-style-name="failStyle" style:base-cell-address="MinExclusive.N78"/>
    </style:style>
    <style:style style:name="ce37" style:family="table-cell" style:parent-style-name="Default">
      <style:map style:condition="cell-content()=&quot;fail&quot;" style:apply-style-name="failStyle" style:base-cell-address="MinExclusive.N7"/>
    </style:style>
    <style:style style:name="ce38" style:family="table-cell" style:parent-style-name="Default">
      <style:map style:condition="cell-content()=&quot;fail&quot;" style:apply-style-name="failStyle" style:base-cell-address="MaxInclusive.J6"/>
    </style:style>
    <style:style style:name="ce39" style:family="table-cell" style:parent-style-name="Default">
      <style:map style:condition="cell-content()=&quot;fail&quot;" style:apply-style-name="failStyle" style:base-cell-address="MinExclusive.J7"/>
    </style:style>
    <style:style style:name="ce40" style:family="table-cell" style:parent-style-name="Default">
      <style:map style:condition="cell-content()=&quot;fail&quot;" style:apply-style-name="failStyle" style:base-cell-address="MinExclusive.J7"/>
    </style:style>
    <style:style style:name="ce41" style:family="table-cell" style:parent-style-name="Default">
      <style:map style:condition="cell-content()=&quot;fail&quot;" style:apply-style-name="failStyle" style:base-cell-address="MinExclusive.K7"/>
    </style:style>
    <style:style style:name="ce42" style:family="table-cell" style:parent-style-name="Default">
      <style:map style:condition="cell-content()=&quot;fail&quot;" style:apply-style-name="failStyle" style:base-cell-address="MinExclusive.K7"/>
    </style:style>
    <style:style style:name="ce43" style:family="table-cell" style:parent-style-name="Default">
      <style:map style:condition="cell-content()=&quot;fail&quot;" style:apply-style-name="failStyle" style:base-cell-address="MinExclusive.N7"/>
    </style:style>
    <style:style style:name="ce44" style:family="table-cell" style:parent-style-name="Default">
      <style:map style:condition="cell-content()=&quot;fail&quot;" style:apply-style-name="failStyle" style:base-cell-address="MinExclusive.N7"/>
    </style:style>
    <style:style style:name="ce45" style:family="table-cell" style:parent-style-name="Default">
      <style:map style:condition="cell-content()=&quot;fail&quot;" style:apply-style-name="failStyle" style:base-cell-address="MaxExclusive.J6"/>
    </style:style>
    <style:style style:name="ce46" style:family="table-cell" style:parent-style-name="Default">
      <style:map style:condition="cell-content()=&quot;fail&quot;" style:apply-style-name="failStyle" style:base-cell-address="MinExclusive.J7"/>
    </style:style>
    <style:style style:name="ce47" style:family="table-cell" style:parent-style-name="Default">
      <style:map style:condition="cell-content()=&quot;fail&quot;" style:apply-style-name="failStyle" style:base-cell-address="MinExclusive.J7"/>
    </style:style>
    <style:style style:name="ce48" style:family="table-cell" style:parent-style-name="Default">
      <style:map style:condition="cell-content()=&quot;fail&quot;" style:apply-style-name="failStyle" style:base-cell-address="MinExclusive.K7"/>
    </style:style>
    <style:style style:name="ce49" style:family="table-cell" style:parent-style-name="Default">
      <style:map style:condition="cell-content()=&quot;fail&quot;" style:apply-style-name="failStyle" style:base-cell-address="MinExclusive.K7"/>
    </style:style>
    <style:style style:name="ce50" style:family="table-cell" style:parent-style-name="Default">
      <style:map style:condition="cell-content()=&quot;fail&quot;" style:apply-style-name="failStyle" style:base-cell-address="MinExclusive.N7"/>
    </style:style>
    <style:style style:name="ce51" style:family="table-cell" style:parent-style-name="Default">
      <style:map style:condition="cell-content()=&quot;fail&quot;" style:apply-style-name="failStyle" style:base-cell-address="MinExclusive.N7"/>
    </style:style>
  </office:automatic-styles>
  <office:body>
    <office:spreadsheet>
      <table:table table:name="MinInclusiv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9" table:default-cell-style-name="ce3"/>
        <table:table-column table:style-name="co12" table:default-cell-style-name="ce5"/>
        <table:table-row table:style-name="ro1">
          <table:table-cell table:formula="of:=[.A26]+[.A47]+[.A68]+[.A89]" office:value-type="float" office:value="114" calcext:value-type="float">
            <text:p>114</text:p>
          </table:table-cell>
          <table:table-cell table:number-columns-repeated="8"/>
          <table:table-cell table:style-name="Default" table:number-columns-repeated="6"/>
        </table:table-row>
        <table:table-row table:style-name="ro1">
          <table:table-cell table:number-columns-repeated="8"/>
          <table:table-cell table:style-name="ce1" office:value-type="string" calcext:value-type="string" table:number-columns-spanned="6" table:number-rows-spanned="1">
            <text:p>matched value</text:p>
          </table:table-cell>
          <table:covered-table-cell table:style-name="ce1"/>
          <table:covered-table-cell table:number-columns-repeated="4" table:style-name="Default"/>
          <table:table-cell table:style-name="Default"/>
        </table:table-row>
        <table:table-row table:style-name="ro1">
          <table:table-cell table:style-name="ce1" office:value-type="string" calcext:value-type="string" table:number-columns-spanned="2" table:number-rows-spanned="1">
            <text:p>range</text:p>
          </table:table-cell>
          <table:covered-table-cell/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nodeKind</text:p>
          </table:table-cell>
          <table:table-cell table:style-name="ce2" office:value-type="string" calcext:value-type="string">
            <text:p>argument</text:p>
          </table:table-cell>
          <table:table-cell table:style-name="ce1" office:value-type="string" calcext:value-type="string" table:number-columns-spanned="3" table:number-rows-spanned="1">
            <text:p>features</text:p>
          </table:table-cell>
          <table:covered-table-cell table:number-columns-repeated="2"/>
          <table:table-cell table:style-name="ce2" office:value-type="string" calcext:value-type="string">
            <text:p>testDT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equal</text:p>
          </table:table-cell>
          <table:table-cell table:style-name="ce2" office:value-type="string" calcext:value-type="string">
            <text:p>equalLead</text:p>
          </table:table-cell>
          <table:table-cell table:style-name="ce2" office:value-type="string" calcext:value-type="string">
            <text:p>equalLeadTrail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ShEx filename</text:p>
          </table:table-cell>
        </table:table-row>
        <table:table-row table:style-name="ro1">
          <table:table-cell table:number-columns-repeated="9"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inclusive</text:p>
          </table:table-cell>
          <table:table-cell table:number-columns-repeated="7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6:.N6]) &gt; 0; CONCATENATE([.C6];MID([.D6]; FIND(&quot;:&quot;; [.D6])+1; 99);[.A$5];[.B$5];SUBSTITUTE([.E6]; &quot;:&quot;; &quot;-&quot;);[.F6];[.G6];[.H6]); &quot;&quot;)" office:value-type="string" office:string-value="1integerMininclusiveINTEGER" calcext:value-type="string">
            <text:p>1integerMininclusiveINTEGER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string" calcext:value-type="string">
            <text:p>xsd:integer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formula="of:=IF(COUNTA([.J7:.N7]) &gt; 0; CONCATENATE([.C7];MID([.D7]; FIND(&quot;:&quot;; [.D7])+1; 99);[.A$5];[.B$5];SUBSTITUTE([.E7]; &quot;:&quot;; &quot;-&quot;);[.F7];[.G7];[.H7]); &quot;&quot;)" office:value-type="string" office:string-value="1integerMininclusiveINTEGERLead" calcext:value-type="string">
            <text:p>1integerMininclusiveINTEGERLead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8:.N8]) &gt; 0; CONCATENATE([.C8];MID([.D8]; FIND(&quot;:&quot;; [.D8])+1; 99);[.A$5];[.B$5];SUBSTITUTE([.E8]; &quot;:&quot;; &quot;-&quot;);[.F8];[.G8];[.H8]); &quot;&quot;)" office:value-type="string" office:string-value="1integerMininclusiveDECIMAL" calcext:value-type="string">
            <text:p>1integerMininclusiveDECIMA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formula="of:=IF(COUNTA([.J9:.N9]) &gt; 0; CONCATENATE([.C9];MID([.D9]; FIND(&quot;:&quot;; [.D9])+1; 99);[.A$5];[.B$5];SUBSTITUTE([.E9]; &quot;:&quot;; &quot;-&quot;);[.F9];[.G9];[.H9]); &quot;&quot;)" office:value-type="string" office:string-value="1integerMininclusiveDECIMALLeadTrail" calcext:value-type="string">
            <text:p>1integerMininclusiveDECIMALLeadTrai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integer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10:.N10]) &gt; 0; CONCATENATE([.C10];MID([.D10]; FIND(&quot;:&quot;; [.D10])+1; 99);[.A$5];[.B$5];SUBSTITUTE([.E10]; &quot;:&quot;; &quot;-&quot;);[.F10];[.G10];[.H10]); &quot;&quot;)" office:value-type="string" office:string-value="1integerMininclusiveDECIMALint" calcext:value-type="string">
            <text:p>1integerMininclusiveDECIMALin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formula="of:=IF(COUNTA([.J11:.N11]) &gt; 0; CONCATENATE([.C11];MID([.D11]; FIND(&quot;:&quot;; [.D11])+1; 99);[.A$5];[.B$5];SUBSTITUTE([.E11]; &quot;:&quot;; &quot;-&quot;);[.F11];[.G11];[.H11]); &quot;&quot;)" office:value-type="string" office:string-value="1integerMininclusiveDECIMALintLeadTrail" calcext:value-type="string">
            <text:p>1integerMininclusiveDECIMALintLeadTrai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OUBLE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12:.N12]) &gt; 0; CONCATENATE([.C12];MID([.D12]; FIND(&quot;:&quot;; [.D12])+1; 99);[.A$5];[.B$5];SUBSTITUTE([.E12]; &quot;:&quot;; &quot;-&quot;);[.F12];[.G12];[.H12]); &quot;&quot;)" office:value-type="string" office:string-value="1integerMininclusiveDOUBLE" calcext:value-type="string">
            <text:p>1integerMininclusiveDOUBL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formula="of:=IF(COUNTA([.J13:.N13]) &gt; 0; CONCATENATE([.C13];MID([.D13]; FIND(&quot;:&quot;; [.D13])+1; 99);[.A$5];[.B$5];SUBSTITUTE([.E13]; &quot;:&quot;; &quot;-&quot;);[.F13];[.G13];[.H13]); &quot;&quot;)" office:value-type="string" office:string-value="1integerMininclusiveDOUBLELeadTrail" calcext:value-type="string">
            <text:p>1integerMininclusiveDOUBLELeadTrai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integer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14:.N14]) &gt; 0; CONCATENATE([.C14];MID([.D14]; FIND(&quot;:&quot;; [.D14])+1; 99);[.A$5];[.B$5];SUBSTITUTE([.E14]; &quot;:&quot;; &quot;-&quot;);[.F14];[.G14];[.H14]); &quot;&quot;)" office:value-type="string" office:string-value="1integerMininclusiveDOUBLEint" calcext:value-type="string">
            <text:p>1integerMininclusiveDOUBLEin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formula="of:=IF(COUNTA([.J15:.N15]) &gt; 0; CONCATENATE([.C15];MID([.D15]; FIND(&quot;:&quot;; [.D15])+1; 99);[.A$5];[.B$5];SUBSTITUTE([.E15]; &quot;:&quot;; &quot;-&quot;);[.F15];[.G15];[.H15]); &quot;&quot;)" office:value-type="string" office:string-value="1integerMininclusiveDOUBLEintLeadTrail" calcext:value-type="string">
            <text:p>1integerMininclusiveDOUBLEintLeadTrai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table:formula="of:=IF(COUNTA([.J16:.N16]) &gt; 0; CONCATENATE([.C16];MID([.D16]; FIND(&quot;:&quot;; [.D16])+1; 99);[.A$5];[.B$5];SUBSTITUTE([.E16]; &quot;:&quot;; &quot;-&quot;);[.F16];[.G16];[.H16]); &quot;&quot;)" office:value-type="string" office:string-value="1integerMininclusiveINTEGER" calcext:value-type="string">
            <text:p>1integerMininclusiveINTEGER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table:formula="of:=IF(COUNTA([.J17:.N17]) &gt; 0; CONCATENATE([.C17];MID([.D17]; FIND(&quot;:&quot;; [.D17])+1; 99);[.A$5];[.B$5];SUBSTITUTE([.E17]; &quot;:&quot;; &quot;-&quot;);[.F17];[.G17];[.H17]); &quot;&quot;)" office:value-type="string" office:string-value="1integerMininclusiveINTEGER" calcext:value-type="string">
            <text:p>1integerMininclusiveINTEGER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table:formula="of:=IF(COUNTA([.J18:.N18]) &gt; 0; CONCATENATE([.C18];MID([.D18]; FIND(&quot;:&quot;; [.D18])+1; 99);[.A$5];[.B$5];SUBSTITUTE([.E18]; &quot;:&quot;; &quot;-&quot;);[.F18];[.G18];[.H18]); &quot;&quot;)" office:value-type="string" office:string-value="1integerMininclusiveINTEGER" calcext:value-type="string">
            <text:p>1integerMininclusiveINTEGER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ateTime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table:formula="of:=IF(COUNTA([.J19:.N19]) &gt; 0; CONCATENATE([.C19];MID([.D19]; FIND(&quot;:&quot;; [.D19])+1; 99);[.A$5];[.B$5];SUBSTITUTE([.E19]; &quot;:&quot;; &quot;-&quot;);[.F19];[.G19];[.H19]); &quot;&quot;)" office:value-type="string" office:string-value="1integerMininclusiveINTEGER" calcext:value-type="string">
            <text:p>1integerMininclusiveINTEGER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string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table:formula="of:=IF(COUNTA([.J20:.N20]) &gt; 0; CONCATENATE([.C20];MID([.D20]; FIND(&quot;:&quot;; [.D20])+1; 99);[.A$5];[.B$5];SUBSTITUTE([.E20]; &quot;:&quot;; &quot;-&quot;);[.F20];[.G20];[.H20]); &quot;&quot;)" office:value-type="string" office:string-value="1integerMininclusiveINTEGER" calcext:value-type="string">
            <text:p>1integerMininclusiveINTEGER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table:formula="of:=IF(COUNTA([.J21:.N21]) &gt; 0; CONCATENATE([.C21];MID([.D21]; FIND(&quot;:&quot;; [.D21])+1; 99);[.A$5];[.B$5];SUBSTITUTE([.E21]; &quot;:&quot;; &quot;-&quot;);[.F21];[.G21];[.H21]); &quot;&quot;)" office:value-type="string" office:string-value="1integerMininclusiveINTEGER" calcext:value-type="string">
            <text:p>1integerMininclusiveINTEGER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xsd:byte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/>
          <table:table-cell table:style-name="ce4"/>
          <table:table-cell table:number-columns-repeated="3"/>
          <table:table-cell table:formula="of:=IF(COUNTA([.J22:.N22]) &gt; 0; CONCATENATE([.C22];MID([.D22]; FIND(&quot;:&quot;; [.D22])+1; 99);[.A$5];[.B$5];SUBSTITUTE([.E22]; &quot;:&quot;; &quot;-&quot;);[.F22];[.G22];[.H2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integer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3"/>
          <table:table-cell table:formula="of:=IF(COUNTA([.J23:.N23]) &gt; 0; CONCATENATE([.C23];MID([.D23]; FIND(&quot;:&quot;; [.D23])+1; 99);[.A$5];[.B$5];SUBSTITUTE([.E23]; &quot;:&quot;; &quot;-&quot;);[.F23];[.G23];[.H23]); &quot;&quot;)" office:value-type="string" office:string-value="1integerMininclusivexsd-integer" calcext:value-type="string">
            <text:p>1integerMininclusivexsd-integer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/>
          <table:table-cell table:style-name="ce4"/>
          <table:table-cell table:number-columns-repeated="3"/>
          <table:table-cell table:formula="of:=IF(COUNTA([.J24:.N24]) &gt; 0; CONCATENATE([.C24];MID([.D24]; FIND(&quot;:&quot;; [.D24])+1; 99);[.A$5];[.B$5];SUBSTITUTE([.E24]; &quot;:&quot;; &quot;-&quot;);[.F24];[.G24];[.H2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roman:numeral</text:p>
          </table:table-cell>
          <table:table-cell/>
          <table:table-cell table:style-name="ce4"/>
          <table:table-cell table:number-columns-repeated="3"/>
          <table:table-cell table:formula="of:=IF(COUNTA([.J25:.N25]) &gt; 0; CONCATENATE([.C25];MID([.D25]; FIND(&quot;:&quot;; [.D25])+1; 99);[.A$5];[.B$5];SUBSTITUTE([.E25]; &quot;:&quot;; &quot;-&quot;);[.F25];[.G25];[.H25]); &quot;&quot;)">
            <text:p/>
          </table:table-cell>
        </table:table-row>
        <table:table-row table:style-name="ro1">
          <table:table-cell table:formula="of:=COUNTA([.J6:.N25])" office:value-type="float" office:value="33" calcext:value-type="float">
            <text:p>33</text:p>
          </table:table-cell>
          <table:table-cell table:number-columns-repeated="13"/>
          <table:table-cell table:style-name="Default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27:.N27]) &gt; 0; CONCATENATE([.C27];MID([.D27]; FIND(&quot;:&quot;; [.D27])+1; 99);[.A$5];[.B$5];SUBSTITUTE([.E27]; &quot;:&quot;; &quot;-&quot;);[.F27];[.G27];[.H27]); &quot;&quot;)" office:value-type="string" office:string-value="1decimalMininclusiveINTEGER" calcext:value-type="string">
            <text:p>1decimalMininclusiveINTEGER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string" calcext:value-type="string">
            <text:p>xsd:decimal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table:formula="of:=IF(COUNTA([.J28:.N28]) &gt; 0; CONCATENATE([.C28];MID([.D28]; FIND(&quot;:&quot;; [.D28])+1; 99);[.A$5];[.B$5];SUBSTITUTE([.E28]; &quot;:&quot;; &quot;-&quot;);[.F28];[.G28];[.H28]); &quot;&quot;)" office:value-type="string" office:string-value="1decimalMininclusiveINTEGERLead" calcext:value-type="string">
            <text:p>1decimalMininclusiveINTEGERLead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29:.N29]) &gt; 0; CONCATENATE([.C29];MID([.D29]; FIND(&quot;:&quot;; [.D29])+1; 99);[.A$5];[.B$5];SUBSTITUTE([.E29]; &quot;:&quot;; &quot;-&quot;);[.F29];[.G29];[.H29]); &quot;&quot;)" office:value-type="string" office:string-value="1decimalMininclusiveDECIMAL" calcext:value-type="string">
            <text:p>1decimalMininclusiveDECIMA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table:formula="of:=IF(COUNTA([.J30:.N30]) &gt; 0; CONCATENATE([.C30];MID([.D30]; FIND(&quot;:&quot;; [.D30])+1; 99);[.A$5];[.B$5];SUBSTITUTE([.E30]; &quot;:&quot;; &quot;-&quot;);[.F30];[.G30];[.H30]); &quot;&quot;)" office:value-type="string" office:string-value="1decimalMininclusiveDECIMALLeadTrail" calcext:value-type="string">
            <text:p>1decimalMininclusiveDECIMALLeadTrai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decimal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31:.N31]) &gt; 0; CONCATENATE([.C31];MID([.D31]; FIND(&quot;:&quot;; [.D31])+1; 99);[.A$5];[.B$5];SUBSTITUTE([.E31]; &quot;:&quot;; &quot;-&quot;);[.F31];[.G31];[.H31]); &quot;&quot;)" office:value-type="string" office:string-value="1decimalMininclusiveDECIMALint" calcext:value-type="string">
            <text:p>1decimalMininclusiveDECIMALin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table:formula="of:=IF(COUNTA([.J32:.N32]) &gt; 0; CONCATENATE([.C32];MID([.D32]; FIND(&quot;:&quot;; [.D32])+1; 99);[.A$5];[.B$5];SUBSTITUTE([.E32]; &quot;:&quot;; &quot;-&quot;);[.F32];[.G32];[.H32]); &quot;&quot;)" office:value-type="string" office:string-value="1decimalMininclusiveDECIMALintLeadTrail" calcext:value-type="string">
            <text:p>1decimalMininclusiveDECIMALintLeadTrai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OUBLE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33:.N33]) &gt; 0; CONCATENATE([.C33];MID([.D33]; FIND(&quot;:&quot;; [.D33])+1; 99);[.A$5];[.B$5];SUBSTITUTE([.E33]; &quot;:&quot;; &quot;-&quot;);[.F33];[.G33];[.H33]); &quot;&quot;)" office:value-type="string" office:string-value="1decimalMininclusiveDOUBLE" calcext:value-type="string">
            <text:p>1decimalMininclusiveDOUBL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table:formula="of:=IF(COUNTA([.J34:.N34]) &gt; 0; CONCATENATE([.C34];MID([.D34]; FIND(&quot;:&quot;; [.D34])+1; 99);[.A$5];[.B$5];SUBSTITUTE([.E34]; &quot;:&quot;; &quot;-&quot;);[.F34];[.G34];[.H34]); &quot;&quot;)" office:value-type="string" office:string-value="1decimalMininclusiveDOUBLELeadTrail" calcext:value-type="string">
            <text:p>1decimalMininclusiveDOUBLELeadTrai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decimal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35:.N35]) &gt; 0; CONCATENATE([.C35];MID([.D35]; FIND(&quot;:&quot;; [.D35])+1; 99);[.A$5];[.B$5];SUBSTITUTE([.E35]; &quot;:&quot;; &quot;-&quot;);[.F35];[.G35];[.H35]); &quot;&quot;)" office:value-type="string" office:string-value="1decimalMininclusiveDOUBLEint" calcext:value-type="string">
            <text:p>1decimalMininclusiveDOUBLEin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table:formula="of:=IF(COUNTA([.J36:.N36]) &gt; 0; CONCATENATE([.C36];MID([.D36]; FIND(&quot;:&quot;; [.D36])+1; 99);[.A$5];[.B$5];SUBSTITUTE([.E36]; &quot;:&quot;; &quot;-&quot;);[.F36];[.G36];[.H36]); &quot;&quot;)" office:value-type="string" office:string-value="1decimalMininclusiveDOUBLEintLeadTrail" calcext:value-type="string">
            <text:p>1decimalMininclusiveDOUBLEintLeadTrai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37:.N37]) &gt; 0; CONCATENATE([.C37];MID([.D37]; FIND(&quot;:&quot;; [.D37])+1; 99);[.A$5];[.B$5];SUBSTITUTE([.E37]; &quot;:&quot;; &quot;-&quot;);[.F37];[.G37];[.H3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38:.N38]) &gt; 0; CONCATENATE([.C38];MID([.D38]; FIND(&quot;:&quot;; [.D38])+1; 99);[.A$5];[.B$5];SUBSTITUTE([.E38]; &quot;:&quot;; &quot;-&quot;);[.F38];[.G38];[.H3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39:.N39]) &gt; 0; CONCATENATE([.C39];MID([.D39]; FIND(&quot;:&quot;; [.D39])+1; 99);[.A$5];[.B$5];SUBSTITUTE([.E39]; &quot;:&quot;; &quot;-&quot;);[.F39];[.G39];[.H3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ateTime</text:p>
          </table:table-cell>
          <table:table-cell table:number-columns-repeated="5"/>
          <table:table-cell table:formula="of:=IF(COUNTA([.J40:.N40]) &gt; 0; CONCATENATE([.C40];MID([.D40]; FIND(&quot;:&quot;; [.D40])+1; 99);[.A$5];[.B$5];SUBSTITUTE([.E40]; &quot;:&quot;; &quot;-&quot;);[.F40];[.G40];[.H4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string</text:p>
          </table:table-cell>
          <table:table-cell table:number-columns-repeated="5"/>
          <table:table-cell table:formula="of:=IF(COUNTA([.J41:.N41]) &gt; 0; CONCATENATE([.C41];MID([.D41]; FIND(&quot;:&quot;; [.D41])+1; 99);[.A$5];[.B$5];SUBSTITUTE([.E41]; &quot;:&quot;; &quot;-&quot;);[.F41];[.G41];[.H4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42:.N42]) &gt; 0; CONCATENATE([.C42];MID([.D42]; FIND(&quot;:&quot;; [.D42])+1; 99);[.A$5];[.B$5];SUBSTITUTE([.E42]; &quot;:&quot;; &quot;-&quot;);[.F42];[.G42];[.H4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xsd:byte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/>
          <table:table-cell table:style-name="ce4"/>
          <table:table-cell table:number-columns-repeated="3"/>
          <table:table-cell table:formula="of:=IF(COUNTA([.J43:.N43]) &gt; 0; CONCATENATE([.C43];MID([.D43]; FIND(&quot;:&quot;; [.D43])+1; 99);[.A$5];[.B$5];SUBSTITUTE([.E43]; &quot;:&quot;; &quot;-&quot;);[.F43];[.G43];[.H4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decimal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3"/>
          <table:table-cell table:formula="of:=IF(COUNTA([.J44:.N44]) &gt; 0; CONCATENATE([.C44];MID([.D44]; FIND(&quot;:&quot;; [.D44])+1; 99);[.A$5];[.B$5];SUBSTITUTE([.E44]; &quot;:&quot;; &quot;-&quot;);[.F44];[.G44];[.H44]); &quot;&quot;)" office:value-type="string" office:string-value="1decimalMininclusivexsd-decimal" calcext:value-type="string">
            <text:p>1decimalMininclusivexsd-decima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/>
          <table:table-cell table:style-name="ce4"/>
          <table:table-cell table:number-columns-repeated="3"/>
          <table:table-cell table:formula="of:=IF(COUNTA([.J45:.N45]) &gt; 0; CONCATENATE([.C45];MID([.D45]; FIND(&quot;:&quot;; [.D45])+1; 99);[.A$5];[.B$5];SUBSTITUTE([.E45]; &quot;:&quot;; &quot;-&quot;);[.F45];[.G45];[.H45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roman:numeral</text:p>
          </table:table-cell>
          <table:table-cell/>
          <table:table-cell table:style-name="ce4"/>
          <table:table-cell table:number-columns-repeated="3"/>
          <table:table-cell table:formula="of:=IF(COUNTA([.J46:.N46]) &gt; 0; CONCATENATE([.C46];MID([.D46]; FIND(&quot;:&quot;; [.D46])+1; 99);[.A$5];[.B$5];SUBSTITUTE([.E46]; &quot;:&quot;; &quot;-&quot;);[.F46];[.G46];[.H46]); &quot;&quot;)">
            <text:p/>
          </table:table-cell>
        </table:table-row>
        <table:table-row table:style-name="ro1">
          <table:table-cell table:formula="of:=COUNTA([.J27:.N46])" office:value-type="float" office:value="27" calcext:value-type="float">
            <text:p>27</text:p>
          </table:table-cell>
          <table:table-cell table:number-columns-repeated="13"/>
          <table:table-cell table:style-name="Default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48:.N48]) &gt; 0; CONCATENATE([.C48];MID([.D48]; FIND(&quot;:&quot;; [.D48])+1; 99);[.A$5];[.B$5];SUBSTITUTE([.E48]; &quot;:&quot;; &quot;-&quot;);[.F48];[.G48];[.H48]); &quot;&quot;)" office:value-type="string" office:string-value="1floatMininclusiveINTEGER" calcext:value-type="string">
            <text:p>1floatMininclusiveINTEGER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string" calcext:value-type="string">
            <text:p>xsd:float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table:formula="of:=IF(COUNTA([.J49:.N49]) &gt; 0; CONCATENATE([.C49];MID([.D49]; FIND(&quot;:&quot;; [.D49])+1; 99);[.A$5];[.B$5];SUBSTITUTE([.E49]; &quot;:&quot;; &quot;-&quot;);[.F49];[.G49];[.H49]); &quot;&quot;)" office:value-type="string" office:string-value="1floatMininclusiveINTEGERLead" calcext:value-type="string">
            <text:p>1floatMininclusiveINTEGERLead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50:.N50]) &gt; 0; CONCATENATE([.C50];MID([.D50]; FIND(&quot;:&quot;; [.D50])+1; 99);[.A$5];[.B$5];SUBSTITUTE([.E50]; &quot;:&quot;; &quot;-&quot;);[.F50];[.G50];[.H50]); &quot;&quot;)" office:value-type="string" office:string-value="1floatMininclusiveDECIMAL" calcext:value-type="string">
            <text:p>1floatMininclusiveDECIMA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table:formula="of:=IF(COUNTA([.J51:.N51]) &gt; 0; CONCATENATE([.C51];MID([.D51]; FIND(&quot;:&quot;; [.D51])+1; 99);[.A$5];[.B$5];SUBSTITUTE([.E51]; &quot;:&quot;; &quot;-&quot;);[.F51];[.G51];[.H51]); &quot;&quot;)" office:value-type="string" office:string-value="1floatMininclusiveDECIMALLeadTrail" calcext:value-type="string">
            <text:p>1floatMininclusiveDECIMALLeadTrai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float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52:.N52]) &gt; 0; CONCATENATE([.C52];MID([.D52]; FIND(&quot;:&quot;; [.D52])+1; 99);[.A$5];[.B$5];SUBSTITUTE([.E52]; &quot;:&quot;; &quot;-&quot;);[.F52];[.G52];[.H52]); &quot;&quot;)" office:value-type="string" office:string-value="1floatMininclusiveDECIMALint" calcext:value-type="string">
            <text:p>1floatMininclusiveDECIMALin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table:formula="of:=IF(COUNTA([.J53:.N53]) &gt; 0; CONCATENATE([.C53];MID([.D53]; FIND(&quot;:&quot;; [.D53])+1; 99);[.A$5];[.B$5];SUBSTITUTE([.E53]; &quot;:&quot;; &quot;-&quot;);[.F53];[.G53];[.H53]); &quot;&quot;)" office:value-type="string" office:string-value="1floatMininclusiveDECIMALintLeadTrail" calcext:value-type="string">
            <text:p>1floatMininclusiveDECIMALintLeadTrai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OUBLE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54:.N54]) &gt; 0; CONCATENATE([.C54];MID([.D54]; FIND(&quot;:&quot;; [.D54])+1; 99);[.A$5];[.B$5];SUBSTITUTE([.E54]; &quot;:&quot;; &quot;-&quot;);[.F54];[.G54];[.H54]); &quot;&quot;)" office:value-type="string" office:string-value="1floatMininclusiveDOUBLE" calcext:value-type="string">
            <text:p>1floatMininclusiveDOUBL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table:formula="of:=IF(COUNTA([.J55:.N55]) &gt; 0; CONCATENATE([.C55];MID([.D55]; FIND(&quot;:&quot;; [.D55])+1; 99);[.A$5];[.B$5];SUBSTITUTE([.E55]; &quot;:&quot;; &quot;-&quot;);[.F55];[.G55];[.H55]); &quot;&quot;)" office:value-type="string" office:string-value="1floatMininclusiveDOUBLELeadTrail" calcext:value-type="string">
            <text:p>1floatMininclusiveDOUBLELeadTrai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float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56:.N56]) &gt; 0; CONCATENATE([.C56];MID([.D56]; FIND(&quot;:&quot;; [.D56])+1; 99);[.A$5];[.B$5];SUBSTITUTE([.E56]; &quot;:&quot;; &quot;-&quot;);[.F56];[.G56];[.H56]); &quot;&quot;)" office:value-type="string" office:string-value="1floatMininclusiveDOUBLEint" calcext:value-type="string">
            <text:p>1floatMininclusiveDOUBLEin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table:formula="of:=IF(COUNTA([.J57:.N57]) &gt; 0; CONCATENATE([.C57];MID([.D57]; FIND(&quot;:&quot;; [.D57])+1; 99);[.A$5];[.B$5];SUBSTITUTE([.E57]; &quot;:&quot;; &quot;-&quot;);[.F57];[.G57];[.H57]); &quot;&quot;)" office:value-type="string" office:string-value="1floatMininclusiveDOUBLEintLeadTrail" calcext:value-type="string">
            <text:p>1floatMininclusiveDOUBLEintLeadTrai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58:.N58]) &gt; 0; CONCATENATE([.C58];MID([.D58]; FIND(&quot;:&quot;; [.D58])+1; 99);[.A$5];[.B$5];SUBSTITUTE([.E58]; &quot;:&quot;; &quot;-&quot;);[.F58];[.G58];[.H5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59:.N59]) &gt; 0; CONCATENATE([.C59];MID([.D59]; FIND(&quot;:&quot;; [.D59])+1; 99);[.A$5];[.B$5];SUBSTITUTE([.E59]; &quot;:&quot;; &quot;-&quot;);[.F59];[.G59];[.H5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60:.N60]) &gt; 0; CONCATENATE([.C60];MID([.D60]; FIND(&quot;:&quot;; [.D60])+1; 99);[.A$5];[.B$5];SUBSTITUTE([.E60]; &quot;:&quot;; &quot;-&quot;);[.F60];[.G60];[.H6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dateTime</text:p>
          </table:table-cell>
          <table:table-cell table:number-columns-repeated="5"/>
          <table:table-cell table:formula="of:=IF(COUNTA([.J61:.N61]) &gt; 0; CONCATENATE([.C61];MID([.D61]; FIND(&quot;:&quot;; [.D61])+1; 99);[.A$5];[.B$5];SUBSTITUTE([.E61]; &quot;:&quot;; &quot;-&quot;);[.F61];[.G61];[.H6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string</text:p>
          </table:table-cell>
          <table:table-cell table:number-columns-repeated="5"/>
          <table:table-cell table:formula="of:=IF(COUNTA([.J62:.N62]) &gt; 0; CONCATENATE([.C62];MID([.D62]; FIND(&quot;:&quot;; [.D62])+1; 99);[.A$5];[.B$5];SUBSTITUTE([.E62]; &quot;:&quot;; &quot;-&quot;);[.F62];[.G62];[.H6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63:.N63]) &gt; 0; CONCATENATE([.C63];MID([.D63]; FIND(&quot;:&quot;; [.D63])+1; 99);[.A$5];[.B$5];SUBSTITUTE([.E63]; &quot;:&quot;; &quot;-&quot;);[.F63];[.G63];[.H6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xsd:byte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/>
          <table:table-cell table:style-name="ce4"/>
          <table:table-cell table:number-columns-repeated="3"/>
          <table:table-cell table:formula="of:=IF(COUNTA([.J64:.N64]) &gt; 0; CONCATENATE([.C64];MID([.D64]; FIND(&quot;:&quot;; [.D64])+1; 99);[.A$5];[.B$5];SUBSTITUTE([.E64]; &quot;:&quot;; &quot;-&quot;);[.F64];[.G64];[.H6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3"/>
          <table:table-cell table:formula="of:=IF(COUNTA([.J65:.N65]) &gt; 0; CONCATENATE([.C65];MID([.D65]; FIND(&quot;:&quot;; [.D65])+1; 99);[.A$5];[.B$5];SUBSTITUTE([.E65]; &quot;:&quot;; &quot;-&quot;);[.F65];[.G65];[.H65]); &quot;&quot;)" office:value-type="string" office:string-value="1floatMininclusivexsd-float" calcext:value-type="string">
            <text:p>1floatMininclusivexsd-floa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/>
          <table:table-cell table:style-name="ce4"/>
          <table:table-cell table:number-columns-repeated="3"/>
          <table:table-cell table:formula="of:=IF(COUNTA([.J66:.N66]) &gt; 0; CONCATENATE([.C66];MID([.D66]; FIND(&quot;:&quot;; [.D66])+1; 99);[.A$5];[.B$5];SUBSTITUTE([.E66]; &quot;:&quot;; &quot;-&quot;);[.F66];[.G66];[.H66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roman:numeral</text:p>
          </table:table-cell>
          <table:table-cell/>
          <table:table-cell table:style-name="ce4"/>
          <table:table-cell table:number-columns-repeated="3"/>
          <table:table-cell table:formula="of:=IF(COUNTA([.J67:.N67]) &gt; 0; CONCATENATE([.C67];MID([.D67]; FIND(&quot;:&quot;; [.D67])+1; 99);[.A$5];[.B$5];SUBSTITUTE([.E67]; &quot;:&quot;; &quot;-&quot;);[.F67];[.G67];[.H67]); &quot;&quot;)">
            <text:p/>
          </table:table-cell>
        </table:table-row>
        <table:table-row table:style-name="ro1">
          <table:table-cell table:formula="of:=COUNTA([.J48:.N67])" office:value-type="float" office:value="27" calcext:value-type="float">
            <text:p>27</text:p>
          </table:table-cell>
          <table:table-cell table:number-columns-repeated="13"/>
          <table:table-cell table:style-name="Default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69:.N69]) &gt; 0; CONCATENATE([.C69];MID([.D69]; FIND(&quot;:&quot;; [.D69])+1; 99);[.A$5];[.B$5];SUBSTITUTE([.E69]; &quot;:&quot;; &quot;-&quot;);[.F69];[.G69];[.H69]); &quot;&quot;)" office:value-type="string" office:string-value="1doubleMininclusiveINTEGER" calcext:value-type="string">
            <text:p>1doubleMininclusiveINTEGER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string" calcext:value-type="string">
            <text:p>xsd:doubl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table:formula="of:=IF(COUNTA([.J70:.N70]) &gt; 0; CONCATENATE([.C70];MID([.D70]; FIND(&quot;:&quot;; [.D70])+1; 99);[.A$5];[.B$5];SUBSTITUTE([.E70]; &quot;:&quot;; &quot;-&quot;);[.F70];[.G70];[.H70]); &quot;&quot;)" office:value-type="string" office:string-value="1doubleMininclusiveINTEGERLead" calcext:value-type="string">
            <text:p>1doubleMininclusiveINTEGERLead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71:.N71]) &gt; 0; CONCATENATE([.C71];MID([.D71]; FIND(&quot;:&quot;; [.D71])+1; 99);[.A$5];[.B$5];SUBSTITUTE([.E71]; &quot;:&quot;; &quot;-&quot;);[.F71];[.G71];[.H71]); &quot;&quot;)" office:value-type="string" office:string-value="1doubleMininclusiveDECIMAL" calcext:value-type="string">
            <text:p>1doubleMininclusiveDECIMA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table:formula="of:=IF(COUNTA([.J72:.N72]) &gt; 0; CONCATENATE([.C72];MID([.D72]; FIND(&quot;:&quot;; [.D72])+1; 99);[.A$5];[.B$5];SUBSTITUTE([.E72]; &quot;:&quot;; &quot;-&quot;);[.F72];[.G72];[.H72]); &quot;&quot;)" office:value-type="string" office:string-value="1doubleMininclusiveDECIMALLeadTrail" calcext:value-type="string">
            <text:p>1doubleMininclusiveDECIMALLeadTrai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double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73:.N73]) &gt; 0; CONCATENATE([.C73];MID([.D73]; FIND(&quot;:&quot;; [.D73])+1; 99);[.A$5];[.B$5];SUBSTITUTE([.E73]; &quot;:&quot;; &quot;-&quot;);[.F73];[.G73];[.H73]); &quot;&quot;)" office:value-type="string" office:string-value="1doubleMininclusiveDECIMALint" calcext:value-type="string">
            <text:p>1doubleMininclusiveDECIMALin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table:formula="of:=IF(COUNTA([.J74:.N74]) &gt; 0; CONCATENATE([.C74];MID([.D74]; FIND(&quot;:&quot;; [.D74])+1; 99);[.A$5];[.B$5];SUBSTITUTE([.E74]; &quot;:&quot;; &quot;-&quot;);[.F74];[.G74];[.H74]); &quot;&quot;)" office:value-type="string" office:string-value="1doubleMininclusiveDECIMALintLeadTrail" calcext:value-type="string">
            <text:p>1doubleMininclusiveDECIMALintLeadTrai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OUBLE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75:.N75]) &gt; 0; CONCATENATE([.C75];MID([.D75]; FIND(&quot;:&quot;; [.D75])+1; 99);[.A$5];[.B$5];SUBSTITUTE([.E75]; &quot;:&quot;; &quot;-&quot;);[.F75];[.G75];[.H75]); &quot;&quot;)" office:value-type="string" office:string-value="1doubleMininclusiveDOUBLE" calcext:value-type="string">
            <text:p>1doubleMininclusiveDOUBL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table:formula="of:=IF(COUNTA([.J76:.N76]) &gt; 0; CONCATENATE([.C76];MID([.D76]; FIND(&quot;:&quot;; [.D76])+1; 99);[.A$5];[.B$5];SUBSTITUTE([.E76]; &quot;:&quot;; &quot;-&quot;);[.F76];[.G76];[.H76]); &quot;&quot;)" office:value-type="string" office:string-value="1doubleMininclusiveDOUBLELeadTrail" calcext:value-type="string">
            <text:p>1doubleMininclusiveDOUBLELeadTrai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double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77:.N77]) &gt; 0; CONCATENATE([.C77];MID([.D77]; FIND(&quot;:&quot;; [.D77])+1; 99);[.A$5];[.B$5];SUBSTITUTE([.E77]; &quot;:&quot;; &quot;-&quot;);[.F77];[.G77];[.H77]); &quot;&quot;)" office:value-type="string" office:string-value="1doubleMininclusiveDOUBLEint" calcext:value-type="string">
            <text:p>1doubleMininclusiveDOUBLEin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table:formula="of:=IF(COUNTA([.J78:.N78]) &gt; 0; CONCATENATE([.C78];MID([.D78]; FIND(&quot;:&quot;; [.D78])+1; 99);[.A$5];[.B$5];SUBSTITUTE([.E78]; &quot;:&quot;; &quot;-&quot;);[.F78];[.G78];[.H78]); &quot;&quot;)" office:value-type="string" office:string-value="1doubleMininclusiveDOUBLEintLeadTrail" calcext:value-type="string">
            <text:p>1doubleMininclusiveDOUBLEintLeadTrai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79:.N79]) &gt; 0; CONCATENATE([.C79];MID([.D79]; FIND(&quot;:&quot;; [.D79])+1; 99);[.A$5];[.B$5];SUBSTITUTE([.E79]; &quot;:&quot;; &quot;-&quot;);[.F79];[.G79];[.H7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80:.N80]) &gt; 0; CONCATENATE([.C80];MID([.D80]; FIND(&quot;:&quot;; [.D80])+1; 99);[.A$5];[.B$5];SUBSTITUTE([.E80]; &quot;:&quot;; &quot;-&quot;);[.F80];[.G80];[.H8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81:.N81]) &gt; 0; CONCATENATE([.C81];MID([.D81]; FIND(&quot;:&quot;; [.D81])+1; 99);[.A$5];[.B$5];SUBSTITUTE([.E81]; &quot;:&quot;; &quot;-&quot;);[.F81];[.G81];[.H8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ateTime</text:p>
          </table:table-cell>
          <table:table-cell table:number-columns-repeated="5"/>
          <table:table-cell table:formula="of:=IF(COUNTA([.J82:.N82]) &gt; 0; CONCATENATE([.C82];MID([.D82]; FIND(&quot;:&quot;; [.D82])+1; 99);[.A$5];[.B$5];SUBSTITUTE([.E82]; &quot;:&quot;; &quot;-&quot;);[.F82];[.G82];[.H8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string</text:p>
          </table:table-cell>
          <table:table-cell table:number-columns-repeated="5"/>
          <table:table-cell table:formula="of:=IF(COUNTA([.J83:.N83]) &gt; 0; CONCATENATE([.C83];MID([.D83]; FIND(&quot;:&quot;; [.D83])+1; 99);[.A$5];[.B$5];SUBSTITUTE([.E83]; &quot;:&quot;; &quot;-&quot;);[.F83];[.G83];[.H8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84:.N84]) &gt; 0; CONCATENATE([.C84];MID([.D84]; FIND(&quot;:&quot;; [.D84])+1; 99);[.A$5];[.B$5];SUBSTITUTE([.E84]; &quot;:&quot;; &quot;-&quot;);[.F84];[.G84];[.H8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xsd:byte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/>
          <table:table-cell table:style-name="ce4"/>
          <table:table-cell table:number-columns-repeated="3"/>
          <table:table-cell table:formula="of:=IF(COUNTA([.J85:.N85]) &gt; 0; CONCATENATE([.C85];MID([.D85]; FIND(&quot;:&quot;; [.D85])+1; 99);[.A$5];[.B$5];SUBSTITUTE([.E85]; &quot;:&quot;; &quot;-&quot;);[.F85];[.G85];[.H85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double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3"/>
          <table:table-cell table:formula="of:=IF(COUNTA([.J86:.N86]) &gt; 0; CONCATENATE([.C86];MID([.D86]; FIND(&quot;:&quot;; [.D86])+1; 99);[.A$5];[.B$5];SUBSTITUTE([.E86]; &quot;:&quot;; &quot;-&quot;);[.F86];[.G86];[.H86]); &quot;&quot;)" office:value-type="string" office:string-value="1doubleMininclusivexsd-double" calcext:value-type="string">
            <text:p>1doubleMininclusivexsd-doubl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/>
          <table:table-cell table:style-name="ce4"/>
          <table:table-cell table:number-columns-repeated="3"/>
          <table:table-cell table:formula="of:=IF(COUNTA([.J87:.N87]) &gt; 0; CONCATENATE([.C87];MID([.D87]; FIND(&quot;:&quot;; [.D87])+1; 99);[.A$5];[.B$5];SUBSTITUTE([.E87]; &quot;:&quot;; &quot;-&quot;);[.F87];[.G87];[.H8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roman:numeral</text:p>
          </table:table-cell>
          <table:table-cell/>
          <table:table-cell table:style-name="ce4"/>
          <table:table-cell table:number-columns-repeated="3"/>
          <table:table-cell table:formula="of:=IF(COUNTA([.J88:.N88]) &gt; 0; CONCATENATE([.C88];MID([.D88]; FIND(&quot;:&quot;; [.D88])+1; 99);[.A$5];[.B$5];SUBSTITUTE([.E88]; &quot;:&quot;; &quot;-&quot;);[.F88];[.G88];[.H88]); &quot;&quot;)">
            <text:p/>
          </table:table-cell>
        </table:table-row>
        <table:table-row table:style-name="ro1">
          <table:table-cell table:formula="of:=COUNTA([.J69:.N88])" office:value-type="float" office:value="27" calcext:value-type="float">
            <text:p>27</text:p>
          </table:table-cell>
          <table:table-cell table:number-columns-repeated="8"/>
          <table:table-cell table:style-name="Default" table:number-columns-repeated="6"/>
        </table:table-row>
        <calcext:conditional-formats>
          <calcext:conditional-format calcext:target-range-address="MinInclusive.J6:MinInclusive.N88">
            <calcext:condition calcext:apply-style-name="failStyle" calcext:value="=&quot;fail&quot;" calcext:base-cell-address="MinInclusive.J6"/>
          </calcext:conditional-format>
        </calcext:conditional-formats>
      </table:table>
      <table:table table:name="MinExclusiv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ce7"/>
        <table:table-column table:style-name="co16" table:default-cell-style-name="ce18"/>
        <table:table-column table:style-name="co17" table:default-cell-style-name="ce18"/>
        <table:table-column table:style-name="co11" table:default-cell-style-name="Default"/>
        <table:table-column table:style-name="co16" table:default-cell-style-name="ce28"/>
        <table:table-column table:style-name="co18" table:default-cell-style-name="ce5"/>
        <table:table-row table:style-name="ro1">
          <table:table-cell table:formula="of:=[.A26]+[.A47]+[.A68]+[.A89]" office:value-type="float" office:value="24" calcext:value-type="float">
            <text:p>24</text:p>
          </table:table-cell>
          <table:table-cell table:number-columns-repeated="8"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table:number-columns-repeated="8"/>
          <table:table-cell table:style-name="ce1" office:value-type="string" calcext:value-type="string" table:number-columns-spanned="6" table:number-rows-spanned="1">
            <text:p>matched value</text:p>
          </table:table-cell>
          <table:covered-table-cell table:style-name="ce1"/>
          <table:covered-table-cell table:number-columns-repeated="2"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1" office:value-type="string" calcext:value-type="string" table:number-columns-spanned="2" table:number-rows-spanned="1">
            <text:p>range</text:p>
          </table:table-cell>
          <table:covered-table-cell/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nodeKind</text:p>
          </table:table-cell>
          <table:table-cell table:style-name="ce2" office:value-type="string" calcext:value-type="string">
            <text:p>argument</text:p>
          </table:table-cell>
          <table:table-cell table:style-name="ce1" office:value-type="string" calcext:value-type="string" table:number-columns-spanned="3" table:number-rows-spanned="1">
            <text:p>features</text:p>
          </table:table-cell>
          <table:covered-table-cell table:number-columns-repeated="2"/>
          <table:table-cell table:style-name="ce2" office:value-type="string" calcext:value-type="string">
            <text:p>testDT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equal</text:p>
          </table:table-cell>
          <table:table-cell table:style-name="ce2" office:value-type="string" calcext:value-type="string">
            <text:p>equalLead</text:p>
          </table:table-cell>
          <table:table-cell table:style-name="ce2" office:value-type="string" calcext:value-type="string">
            <text:p>equalLeadTrail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ShEx filename</text:p>
          </table:table-cell>
        </table:table-row>
        <table:table-row table:style-name="ro1">
          <table:table-cell table:number-columns-repeated="9"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exclusive</text:p>
          </table:table-cell>
          <table:table-cell table:number-columns-repeated="7"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style-name="ce6" office:value-type="string" calcext:value-type="string">
            <text:p>fail</text:p>
          </table:table-cell>
          <table:table-cell office:value-type="string" calcext:value-type="string">
            <text:p>fail</text:p>
          </table:table-cell>
          <table:table-cell table:number-columns-repeated="2"/>
          <table:table-cell table:style-name="ce27" office:value-type="string" calcext:value-type="string">
            <text:p>pass</text:p>
          </table:table-cell>
          <table:table-cell table:formula="of:=IF(COUNTA([.J6:.N6]) &gt; 0; CONCATENATE([.C6];MID([.D6]; FIND(&quot;:&quot;; [.D6])+1; 99);[.A$5];[.B$5];SUBSTITUTE([.E6]; &quot;:&quot;; &quot;-&quot;);[.F6];[.G6];[.H6]); &quot;&quot;)" office:value-type="string" office:string-value="1integerMinexclusiveINTEGER" calcext:value-type="string">
            <text:p>1integerMinexclusiveINTEGER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7:.N7]) &gt; 0; CONCATENATE([.C7];MID([.D7]; FIND(&quot;:&quot;; [.D7])+1; 99);[.A$5];[.B$5];SUBSTITUTE([.E7]; &quot;:&quot;; &quot;-&quot;);[.F7];[.G7];[.H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8:.N8]) &gt; 0; CONCATENATE([.C8];MID([.D8]; FIND(&quot;:&quot;; [.D8])+1; 99);[.A$5];[.B$5];SUBSTITUTE([.E8]; &quot;:&quot;; &quot;-&quot;);[.F8];[.G8];[.H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9:.N9]) &gt; 0; CONCATENATE([.C9];MID([.D9]; FIND(&quot;:&quot;; [.D9])+1; 99);[.A$5];[.B$5];SUBSTITUTE([.E9]; &quot;:&quot;; &quot;-&quot;);[.F9];[.G9];[.H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10:.N10]) &gt; 0; CONCATENATE([.C10];MID([.D10]; FIND(&quot;:&quot;; [.D10])+1; 99);[.A$5];[.B$5];SUBSTITUTE([.E10]; &quot;:&quot;; &quot;-&quot;);[.F10];[.G10];[.H1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11:.N11]) &gt; 0; CONCATENATE([.C11];MID([.D11]; FIND(&quot;:&quot;; [.D11])+1; 99);[.A$5];[.B$5];SUBSTITUTE([.E11]; &quot;:&quot;; &quot;-&quot;);[.F11];[.G11];[.H1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OUBLE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2" table:style-name="ce8" office:value-type="string" calcext:value-type="string">
            <text:p>fail</text:p>
          </table:table-cell>
          <table:table-cell table:style-name="ce8" table:number-columns-repeated="2"/>
          <table:table-cell table:style-name="ce8" office:value-type="string" calcext:value-type="string">
            <text:p>pass</text:p>
          </table:table-cell>
          <table:table-cell table:formula="of:=IF(COUNTA([.J12:.N12]) &gt; 0; CONCATENATE([.C12];MID([.D12]; FIND(&quot;:&quot;; [.D12])+1; 99);[.A$5];[.B$5];SUBSTITUTE([.E12]; &quot;:&quot;; &quot;-&quot;);[.F12];[.G12];[.H12]); &quot;&quot;)" office:value-type="string" office:string-value="1integerMinexclusiveDOUBLE" calcext:value-type="string">
            <text:p>1integerMinexclusiveDOUBL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13:.N13]) &gt; 0; CONCATENATE([.C13];MID([.D13]; FIND(&quot;:&quot;; [.D13])+1; 99);[.A$5];[.B$5];SUBSTITUTE([.E13]; &quot;:&quot;; &quot;-&quot;);[.F13];[.G13];[.H1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14:.N14]) &gt; 0; CONCATENATE([.C14];MID([.D14]; FIND(&quot;:&quot;; [.D14])+1; 99);[.A$5];[.B$5];SUBSTITUTE([.E14]; &quot;:&quot;; &quot;-&quot;);[.F14];[.G14];[.H1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15:.N15]) &gt; 0; CONCATENATE([.C15];MID([.D15]; FIND(&quot;:&quot;; [.D15])+1; 99);[.A$5];[.B$5];SUBSTITUTE([.E15]; &quot;:&quot;; &quot;-&quot;);[.F15];[.G15];[.H15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16:.N16]) &gt; 0; CONCATENATE([.C16];MID([.D16]; FIND(&quot;:&quot;; [.D16])+1; 99);[.A$5];[.B$5];SUBSTITUTE([.E16]; &quot;:&quot;; &quot;-&quot;);[.F16];[.G16];[.H16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17:.N17]) &gt; 0; CONCATENATE([.C17];MID([.D17]; FIND(&quot;:&quot;; [.D17])+1; 99);[.A$5];[.B$5];SUBSTITUTE([.E17]; &quot;:&quot;; &quot;-&quot;);[.F17];[.G17];[.H1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18:.N18]) &gt; 0; CONCATENATE([.C18];MID([.D18]; FIND(&quot;:&quot;; [.D18])+1; 99);[.A$5];[.B$5];SUBSTITUTE([.E18]; &quot;:&quot;; &quot;-&quot;);[.F18];[.G18];[.H1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ateTime</text:p>
          </table:table-cell>
          <table:table-cell table:number-columns-repeated="5"/>
          <table:table-cell table:formula="of:=IF(COUNTA([.J19:.N19]) &gt; 0; CONCATENATE([.C19];MID([.D19]; FIND(&quot;:&quot;; [.D19])+1; 99);[.A$5];[.B$5];SUBSTITUTE([.E19]; &quot;:&quot;; &quot;-&quot;);[.F19];[.G19];[.H1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string</text:p>
          </table:table-cell>
          <table:table-cell table:number-columns-repeated="5"/>
          <table:table-cell table:formula="of:=IF(COUNTA([.J20:.N20]) &gt; 0; CONCATENATE([.C20];MID([.D20]; FIND(&quot;:&quot;; [.D20])+1; 99);[.A$5];[.B$5];SUBSTITUTE([.E20]; &quot;:&quot;; &quot;-&quot;);[.F20];[.G20];[.H2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21:.N21]) &gt; 0; CONCATENATE([.C21];MID([.D21]; FIND(&quot;:&quot;; [.D21])+1; 99);[.A$5];[.B$5];SUBSTITUTE([.E21]; &quot;:&quot;; &quot;-&quot;);[.F21];[.G21];[.H2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xsd:byte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22:.N22]) &gt; 0; CONCATENATE([.C22];MID([.D22]; FIND(&quot;:&quot;; [.D22])+1; 99);[.A$5];[.B$5];SUBSTITUTE([.E22]; &quot;:&quot;; &quot;-&quot;);[.F22];[.G22];[.H2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integer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23:.N23]) &gt; 0; CONCATENATE([.C23];MID([.D23]; FIND(&quot;:&quot;; [.D23])+1; 99);[.A$5];[.B$5];SUBSTITUTE([.E23]; &quot;:&quot;; &quot;-&quot;);[.F23];[.G23];[.H2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24:.N24]) &gt; 0; CONCATENATE([.C24];MID([.D24]; FIND(&quot;:&quot;; [.D24])+1; 99);[.A$5];[.B$5];SUBSTITUTE([.E24]; &quot;:&quot;; &quot;-&quot;);[.F24];[.G24];[.H2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roman:numeral</text:p>
          </table:table-cell>
          <table:table-cell table:number-columns-repeated="5"/>
          <table:table-cell table:formula="of:=IF(COUNTA([.J25:.N25]) &gt; 0; CONCATENATE([.C25];MID([.D25]; FIND(&quot;:&quot;; [.D25])+1; 99);[.A$5];[.B$5];SUBSTITUTE([.E25]; &quot;:&quot;; &quot;-&quot;);[.F25];[.G25];[.H25]); &quot;&quot;)">
            <text:p/>
          </table:table-cell>
        </table:table-row>
        <table:table-row table:style-name="ro1">
          <table:table-cell table:formula="of:=COUNTA([.J6:.N25])" office:value-type="float" office:value="6" calcext:value-type="float">
            <text:p>6</text:p>
          </table:table-cell>
          <table:table-cell table:number-columns-repeated="13"/>
          <table:table-cell table:style-name="Default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style-name="ce9" office:value-type="string" calcext:value-type="string">
            <text:p>fail</text:p>
          </table:table-cell>
          <table:table-cell table:style-name="ce19" office:value-type="string" calcext:value-type="string">
            <text:p>fail</text:p>
          </table:table-cell>
          <table:table-cell table:style-name="ce19"/>
          <table:table-cell/>
          <table:table-cell table:style-name="ce29" office:value-type="string" calcext:value-type="string">
            <text:p>pass</text:p>
          </table:table-cell>
          <table:table-cell table:formula="of:=IF(COUNTA([.J27:.N27]) &gt; 0; CONCATENATE([.C27];MID([.D27]; FIND(&quot;:&quot;; [.D27])+1; 99);[.A$5];[.B$5];SUBSTITUTE([.E27]; &quot;:&quot;; &quot;-&quot;);[.F27];[.G27];[.H27]); &quot;&quot;)" office:value-type="string" office:string-value="1decimalMinexclusiveINTEGER" calcext:value-type="string">
            <text:p>1decimalMinexclusiveINTEGER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28:.N28]) &gt; 0; CONCATENATE([.C28];MID([.D28]; FIND(&quot;:&quot;; [.D28])+1; 99);[.A$5];[.B$5];SUBSTITUTE([.E28]; &quot;:&quot;; &quot;-&quot;);[.F28];[.G28];[.H2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style-name="ce10"/>
          <table:table-cell table:style-name="ce20" table:number-columns-repeated="2"/>
          <table:table-cell/>
          <table:table-cell table:style-name="ce30"/>
          <table:table-cell table:formula="of:=IF(COUNTA([.J29:.N29]) &gt; 0; CONCATENATE([.C29];MID([.D29]; FIND(&quot;:&quot;; [.D29])+1; 99);[.A$5];[.B$5];SUBSTITUTE([.E29]; &quot;:&quot;; &quot;-&quot;);[.F29];[.G29];[.H2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30:.N30]) &gt; 0; CONCATENATE([.C30];MID([.D30]; FIND(&quot;:&quot;; [.D30])+1; 99);[.A$5];[.B$5];SUBSTITUTE([.E30]; &quot;:&quot;; &quot;-&quot;);[.F30];[.G30];[.H3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31:.N31]) &gt; 0; CONCATENATE([.C31];MID([.D31]; FIND(&quot;:&quot;; [.D31])+1; 99);[.A$5];[.B$5];SUBSTITUTE([.E31]; &quot;:&quot;; &quot;-&quot;);[.F31];[.G31];[.H3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32:.N32]) &gt; 0; CONCATENATE([.C32];MID([.D32]; FIND(&quot;:&quot;; [.D32])+1; 99);[.A$5];[.B$5];SUBSTITUTE([.E32]; &quot;:&quot;; &quot;-&quot;);[.F32];[.G32];[.H3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OUBLE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style-name="ce11" office:value-type="string" calcext:value-type="string">
            <text:p>fail</text:p>
          </table:table-cell>
          <table:table-cell table:style-name="ce21" office:value-type="string" calcext:value-type="string">
            <text:p>fail</text:p>
          </table:table-cell>
          <table:table-cell table:style-name="ce21"/>
          <table:table-cell/>
          <table:table-cell table:style-name="ce31" office:value-type="string" calcext:value-type="string">
            <text:p>pass</text:p>
          </table:table-cell>
          <table:table-cell table:formula="of:=IF(COUNTA([.J33:.N33]) &gt; 0; CONCATENATE([.C33];MID([.D33]; FIND(&quot;:&quot;; [.D33])+1; 99);[.A$5];[.B$5];SUBSTITUTE([.E33]; &quot;:&quot;; &quot;-&quot;);[.F33];[.G33];[.H33]); &quot;&quot;)" office:value-type="string" office:string-value="1decimalMinexclusiveDOUBLE" calcext:value-type="string">
            <text:p>1decimalMinexclusiveDOUBL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34:.N34]) &gt; 0; CONCATENATE([.C34];MID([.D34]; FIND(&quot;:&quot;; [.D34])+1; 99);[.A$5];[.B$5];SUBSTITUTE([.E34]; &quot;:&quot;; &quot;-&quot;);[.F34];[.G34];[.H3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35:.N35]) &gt; 0; CONCATENATE([.C35];MID([.D35]; FIND(&quot;:&quot;; [.D35])+1; 99);[.A$5];[.B$5];SUBSTITUTE([.E35]; &quot;:&quot;; &quot;-&quot;);[.F35];[.G35];[.H35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36:.N36]) &gt; 0; CONCATENATE([.C36];MID([.D36]; FIND(&quot;:&quot;; [.D36])+1; 99);[.A$5];[.B$5];SUBSTITUTE([.E36]; &quot;:&quot;; &quot;-&quot;);[.F36];[.G36];[.H36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37:.N37]) &gt; 0; CONCATENATE([.C37];MID([.D37]; FIND(&quot;:&quot;; [.D37])+1; 99);[.A$5];[.B$5];SUBSTITUTE([.E37]; &quot;:&quot;; &quot;-&quot;);[.F37];[.G37];[.H3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38:.N38]) &gt; 0; CONCATENATE([.C38];MID([.D38]; FIND(&quot;:&quot;; [.D38])+1; 99);[.A$5];[.B$5];SUBSTITUTE([.E38]; &quot;:&quot;; &quot;-&quot;);[.F38];[.G38];[.H3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39:.N39]) &gt; 0; CONCATENATE([.C39];MID([.D39]; FIND(&quot;:&quot;; [.D39])+1; 99);[.A$5];[.B$5];SUBSTITUTE([.E39]; &quot;:&quot;; &quot;-&quot;);[.F39];[.G39];[.H3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ateTime</text:p>
          </table:table-cell>
          <table:table-cell table:number-columns-repeated="5"/>
          <table:table-cell table:formula="of:=IF(COUNTA([.J40:.N40]) &gt; 0; CONCATENATE([.C40];MID([.D40]; FIND(&quot;:&quot;; [.D40])+1; 99);[.A$5];[.B$5];SUBSTITUTE([.E40]; &quot;:&quot;; &quot;-&quot;);[.F40];[.G40];[.H4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string</text:p>
          </table:table-cell>
          <table:table-cell table:number-columns-repeated="5"/>
          <table:table-cell table:formula="of:=IF(COUNTA([.J41:.N41]) &gt; 0; CONCATENATE([.C41];MID([.D41]; FIND(&quot;:&quot;; [.D41])+1; 99);[.A$5];[.B$5];SUBSTITUTE([.E41]; &quot;:&quot;; &quot;-&quot;);[.F41];[.G41];[.H4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42:.N42]) &gt; 0; CONCATENATE([.C42];MID([.D42]; FIND(&quot;:&quot;; [.D42])+1; 99);[.A$5];[.B$5];SUBSTITUTE([.E42]; &quot;:&quot;; &quot;-&quot;);[.F42];[.G42];[.H4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xsd:byte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43:.N43]) &gt; 0; CONCATENATE([.C43];MID([.D43]; FIND(&quot;:&quot;; [.D43])+1; 99);[.A$5];[.B$5];SUBSTITUTE([.E43]; &quot;:&quot;; &quot;-&quot;);[.F43];[.G43];[.H4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decimal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44:.N44]) &gt; 0; CONCATENATE([.C44];MID([.D44]; FIND(&quot;:&quot;; [.D44])+1; 99);[.A$5];[.B$5];SUBSTITUTE([.E44]; &quot;:&quot;; &quot;-&quot;);[.F44];[.G44];[.H4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45:.N45]) &gt; 0; CONCATENATE([.C45];MID([.D45]; FIND(&quot;:&quot;; [.D45])+1; 99);[.A$5];[.B$5];SUBSTITUTE([.E45]; &quot;:&quot;; &quot;-&quot;);[.F45];[.G45];[.H45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roman:numeral</text:p>
          </table:table-cell>
          <table:table-cell table:number-columns-repeated="5"/>
          <table:table-cell table:formula="of:=IF(COUNTA([.J46:.N46]) &gt; 0; CONCATENATE([.C46];MID([.D46]; FIND(&quot;:&quot;; [.D46])+1; 99);[.A$5];[.B$5];SUBSTITUTE([.E46]; &quot;:&quot;; &quot;-&quot;);[.F46];[.G46];[.H46]); &quot;&quot;)">
            <text:p/>
          </table:table-cell>
        </table:table-row>
        <table:table-row table:style-name="ro1">
          <table:table-cell table:formula="of:=COUNTA([.J27:.N46])" office:value-type="float" office:value="6" calcext:value-type="float">
            <text:p>6</text:p>
          </table:table-cell>
          <table:table-cell table:number-columns-repeated="13"/>
          <table:table-cell table:style-name="Default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style-name="ce12" office:value-type="string" calcext:value-type="string">
            <text:p>fail</text:p>
          </table:table-cell>
          <table:table-cell table:style-name="ce22" office:value-type="string" calcext:value-type="string">
            <text:p>fail</text:p>
          </table:table-cell>
          <table:table-cell table:style-name="ce22"/>
          <table:table-cell/>
          <table:table-cell table:style-name="ce32" office:value-type="string" calcext:value-type="string">
            <text:p>pass</text:p>
          </table:table-cell>
          <table:table-cell table:formula="of:=IF(COUNTA([.J48:.N48]) &gt; 0; CONCATENATE([.C48];MID([.D48]; FIND(&quot;:&quot;; [.D48])+1; 99);[.A$5];[.B$5];SUBSTITUTE([.E48]; &quot;:&quot;; &quot;-&quot;);[.F48];[.G48];[.H48]); &quot;&quot;)" office:value-type="string" office:string-value="1floatMinexclusiveINTEGER" calcext:value-type="string">
            <text:p>1floatMinexclusiveINTEGER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49:.N49]) &gt; 0; CONCATENATE([.C49];MID([.D49]; FIND(&quot;:&quot;; [.D49])+1; 99);[.A$5];[.B$5];SUBSTITUTE([.E49]; &quot;:&quot;; &quot;-&quot;);[.F49];[.G49];[.H4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50:.N50]) &gt; 0; CONCATENATE([.C50];MID([.D50]; FIND(&quot;:&quot;; [.D50])+1; 99);[.A$5];[.B$5];SUBSTITUTE([.E50]; &quot;:&quot;; &quot;-&quot;);[.F50];[.G50];[.H5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float</text:p>
          </table:table-cell>
          <table:table-cell table:number-columns-repeated="5"/>
          <table:table-cell table:formula="of:=IF(COUNTA([.J51:.N51]) &gt; 0; CONCATENATE([.C51];MID([.D51]; FIND(&quot;:&quot;; [.D51])+1; 99);[.A$5];[.B$5];SUBSTITUTE([.E51]; &quot;:&quot;; &quot;-&quot;);[.F51];[.G51];[.H5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52:.N52]) &gt; 0; CONCATENATE([.C52];MID([.D52]; FIND(&quot;:&quot;; [.D52])+1; 99);[.A$5];[.B$5];SUBSTITUTE([.E52]; &quot;:&quot;; &quot;-&quot;);[.F52];[.G52];[.H5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float</text:p>
          </table:table-cell>
          <table:table-cell table:number-columns-repeated="5"/>
          <table:table-cell table:formula="of:=IF(COUNTA([.J53:.N53]) &gt; 0; CONCATENATE([.C53];MID([.D53]; FIND(&quot;:&quot;; [.D53])+1; 99);[.A$5];[.B$5];SUBSTITUTE([.E53]; &quot;:&quot;; &quot;-&quot;);[.F53];[.G53];[.H5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OUBLE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style-name="ce13" office:value-type="string" calcext:value-type="string">
            <text:p>fail</text:p>
          </table:table-cell>
          <table:table-cell table:style-name="ce23" office:value-type="string" calcext:value-type="string">
            <text:p>fail</text:p>
          </table:table-cell>
          <table:table-cell table:style-name="ce23"/>
          <table:table-cell/>
          <table:table-cell table:style-name="ce33" office:value-type="string" calcext:value-type="string">
            <text:p>pass</text:p>
          </table:table-cell>
          <table:table-cell table:formula="of:=IF(COUNTA([.J54:.N54]) &gt; 0; CONCATENATE([.C54];MID([.D54]; FIND(&quot;:&quot;; [.D54])+1; 99);[.A$5];[.B$5];SUBSTITUTE([.E54]; &quot;:&quot;; &quot;-&quot;);[.F54];[.G54];[.H54]); &quot;&quot;)" office:value-type="string" office:string-value="1floatMinexclusiveDOUBLE" calcext:value-type="string">
            <text:p>1floatMinexclusiveDOUBL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float</text:p>
          </table:table-cell>
          <table:table-cell table:number-columns-repeated="5"/>
          <table:table-cell table:formula="of:=IF(COUNTA([.J55:.N55]) &gt; 0; CONCATENATE([.C55];MID([.D55]; FIND(&quot;:&quot;; [.D55])+1; 99);[.A$5];[.B$5];SUBSTITUTE([.E55]; &quot;:&quot;; &quot;-&quot;);[.F55];[.G55];[.H55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56:.N56]) &gt; 0; CONCATENATE([.C56];MID([.D56]; FIND(&quot;:&quot;; [.D56])+1; 99);[.A$5];[.B$5];SUBSTITUTE([.E56]; &quot;:&quot;; &quot;-&quot;);[.F56];[.G56];[.H56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float</text:p>
          </table:table-cell>
          <table:table-cell table:style-name="ce14"/>
          <table:table-cell table:style-name="ce24" table:number-columns-repeated="2"/>
          <table:table-cell/>
          <table:table-cell table:style-name="ce34"/>
          <table:table-cell table:formula="of:=IF(COUNTA([.J57:.N57]) &gt; 0; CONCATENATE([.C57];MID([.D57]; FIND(&quot;:&quot;; [.D57])+1; 99);[.A$5];[.B$5];SUBSTITUTE([.E57]; &quot;:&quot;; &quot;-&quot;);[.F57];[.G57];[.H5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58:.N58]) &gt; 0; CONCATENATE([.C58];MID([.D58]; FIND(&quot;:&quot;; [.D58])+1; 99);[.A$5];[.B$5];SUBSTITUTE([.E58]; &quot;:&quot;; &quot;-&quot;);[.F58];[.G58];[.H5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59:.N59]) &gt; 0; CONCATENATE([.C59];MID([.D59]; FIND(&quot;:&quot;; [.D59])+1; 99);[.A$5];[.B$5];SUBSTITUTE([.E59]; &quot;:&quot;; &quot;-&quot;);[.F59];[.G59];[.H5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60:.N60]) &gt; 0; CONCATENATE([.C60];MID([.D60]; FIND(&quot;:&quot;; [.D60])+1; 99);[.A$5];[.B$5];SUBSTITUTE([.E60]; &quot;:&quot;; &quot;-&quot;);[.F60];[.G60];[.H6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dateTime</text:p>
          </table:table-cell>
          <table:table-cell table:number-columns-repeated="5"/>
          <table:table-cell table:formula="of:=IF(COUNTA([.J61:.N61]) &gt; 0; CONCATENATE([.C61];MID([.D61]; FIND(&quot;:&quot;; [.D61])+1; 99);[.A$5];[.B$5];SUBSTITUTE([.E61]; &quot;:&quot;; &quot;-&quot;);[.F61];[.G61];[.H6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string</text:p>
          </table:table-cell>
          <table:table-cell table:number-columns-repeated="5"/>
          <table:table-cell table:formula="of:=IF(COUNTA([.J62:.N62]) &gt; 0; CONCATENATE([.C62];MID([.D62]; FIND(&quot;:&quot;; [.D62])+1; 99);[.A$5];[.B$5];SUBSTITUTE([.E62]; &quot;:&quot;; &quot;-&quot;);[.F62];[.G62];[.H6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63:.N63]) &gt; 0; CONCATENATE([.C63];MID([.D63]; FIND(&quot;:&quot;; [.D63])+1; 99);[.A$5];[.B$5];SUBSTITUTE([.E63]; &quot;:&quot;; &quot;-&quot;);[.F63];[.G63];[.H6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xsd:byte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64:.N64]) &gt; 0; CONCATENATE([.C64];MID([.D64]; FIND(&quot;:&quot;; [.D64])+1; 99);[.A$5];[.B$5];SUBSTITUTE([.E64]; &quot;:&quot;; &quot;-&quot;);[.F64];[.G64];[.H6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65:.N65]) &gt; 0; CONCATENATE([.C65];MID([.D65]; FIND(&quot;:&quot;; [.D65])+1; 99);[.A$5];[.B$5];SUBSTITUTE([.E65]; &quot;:&quot;; &quot;-&quot;);[.F65];[.G65];[.H65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66:.N66]) &gt; 0; CONCATENATE([.C66];MID([.D66]; FIND(&quot;:&quot;; [.D66])+1; 99);[.A$5];[.B$5];SUBSTITUTE([.E66]; &quot;:&quot;; &quot;-&quot;);[.F66];[.G66];[.H66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roman:numeral</text:p>
          </table:table-cell>
          <table:table-cell table:number-columns-repeated="5"/>
          <table:table-cell table:formula="of:=IF(COUNTA([.J67:.N67]) &gt; 0; CONCATENATE([.C67];MID([.D67]; FIND(&quot;:&quot;; [.D67])+1; 99);[.A$5];[.B$5];SUBSTITUTE([.E67]; &quot;:&quot;; &quot;-&quot;);[.F67];[.G67];[.H67]); &quot;&quot;)">
            <text:p/>
          </table:table-cell>
        </table:table-row>
        <table:table-row table:style-name="ro1">
          <table:table-cell table:formula="of:=COUNTA([.J48:.N67])" office:value-type="float" office:value="6" calcext:value-type="float">
            <text:p>6</text:p>
          </table:table-cell>
          <table:table-cell table:number-columns-repeated="13"/>
          <table:table-cell table:style-name="Default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formula="of:=IF(COUNTA([.J69:.N69]) &gt; 0; CONCATENATE([.C69];MID([.D69]; FIND(&quot;:&quot;; [.D69])+1; 99);[.A$5];[.B$5];SUBSTITUTE([.E69]; &quot;:&quot;; &quot;-&quot;);[.F69];[.G69];[.H69]); &quot;&quot;)" office:value-type="string" office:string-value="1doubleMinexclusiveINTEGER" calcext:value-type="string">
            <text:p>1doubleMinexclusiveINTEGER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70:.N70]) &gt; 0; CONCATENATE([.C70];MID([.D70]; FIND(&quot;:&quot;; [.D70])+1; 99);[.A$5];[.B$5];SUBSTITUTE([.E70]; &quot;:&quot;; &quot;-&quot;);[.F70];[.G70];[.H7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71:.N71]) &gt; 0; CONCATENATE([.C71];MID([.D71]; FIND(&quot;:&quot;; [.D71])+1; 99);[.A$5];[.B$5];SUBSTITUTE([.E71]; &quot;:&quot;; &quot;-&quot;);[.F71];[.G71];[.H7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72:.N72]) &gt; 0; CONCATENATE([.C72];MID([.D72]; FIND(&quot;:&quot;; [.D72])+1; 99);[.A$5];[.B$5];SUBSTITUTE([.E72]; &quot;:&quot;; &quot;-&quot;);[.F72];[.G72];[.H7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73:.N73]) &gt; 0; CONCATENATE([.C73];MID([.D73]; FIND(&quot;:&quot;; [.D73])+1; 99);[.A$5];[.B$5];SUBSTITUTE([.E73]; &quot;:&quot;; &quot;-&quot;);[.F73];[.G73];[.H7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74:.N74]) &gt; 0; CONCATENATE([.C74];MID([.D74]; FIND(&quot;:&quot;; [.D74])+1; 99);[.A$5];[.B$5];SUBSTITUTE([.E74]; &quot;:&quot;; &quot;-&quot;);[.F74];[.G74];[.H7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OUBLE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style-name="ce15" office:value-type="string" calcext:value-type="string">
            <text:p>fail</text:p>
          </table:table-cell>
          <table:table-cell table:style-name="ce25" office:value-type="string" calcext:value-type="string">
            <text:p>fail</text:p>
          </table:table-cell>
          <table:table-cell table:style-name="ce25"/>
          <table:table-cell/>
          <table:table-cell table:style-name="ce35" office:value-type="string" calcext:value-type="string">
            <text:p>pass</text:p>
          </table:table-cell>
          <table:table-cell table:formula="of:=IF(COUNTA([.J75:.N75]) &gt; 0; CONCATENATE([.C75];MID([.D75]; FIND(&quot;:&quot;; [.D75])+1; 99);[.A$5];[.B$5];SUBSTITUTE([.E75]; &quot;:&quot;; &quot;-&quot;);[.F75];[.G75];[.H75]); &quot;&quot;)" office:value-type="string" office:string-value="1doubleMinexclusiveDOUBLE" calcext:value-type="string">
            <text:p>1doubleMinexclusiveDOUBL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76:.N76]) &gt; 0; CONCATENATE([.C76];MID([.D76]; FIND(&quot;:&quot;; [.D76])+1; 99);[.A$5];[.B$5];SUBSTITUTE([.E76]; &quot;:&quot;; &quot;-&quot;);[.F76];[.G76];[.H76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77:.N77]) &gt; 0; CONCATENATE([.C77];MID([.D77]; FIND(&quot;:&quot;; [.D77])+1; 99);[.A$5];[.B$5];SUBSTITUTE([.E77]; &quot;:&quot;; &quot;-&quot;);[.F77];[.G77];[.H7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ouble</text:p>
          </table:table-cell>
          <table:table-cell table:style-name="ce16"/>
          <table:table-cell table:style-name="ce26" table:number-columns-repeated="2"/>
          <table:table-cell/>
          <table:table-cell table:style-name="ce36"/>
          <table:table-cell table:formula="of:=IF(COUNTA([.J78:.N78]) &gt; 0; CONCATENATE([.C78];MID([.D78]; FIND(&quot;:&quot;; [.D78])+1; 99);[.A$5];[.B$5];SUBSTITUTE([.E78]; &quot;:&quot;; &quot;-&quot;);[.F78];[.G78];[.H7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style-name="ce17"/>
          <table:table-cell table:number-columns-repeated="3"/>
          <table:table-cell table:style-name="ce37"/>
          <table:table-cell table:formula="of:=IF(COUNTA([.J79:.N79]) &gt; 0; CONCATENATE([.C79];MID([.D79]; FIND(&quot;:&quot;; [.D79])+1; 99);[.A$5];[.B$5];SUBSTITUTE([.E79]; &quot;:&quot;; &quot;-&quot;);[.F79];[.G79];[.H7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style-name="ce17"/>
          <table:table-cell table:number-columns-repeated="3"/>
          <table:table-cell table:style-name="ce37"/>
          <table:table-cell table:formula="of:=IF(COUNTA([.J80:.N80]) &gt; 0; CONCATENATE([.C80];MID([.D80]; FIND(&quot;:&quot;; [.D80])+1; 99);[.A$5];[.B$5];SUBSTITUTE([.E80]; &quot;:&quot;; &quot;-&quot;);[.F80];[.G80];[.H8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style-name="ce17"/>
          <table:table-cell table:number-columns-repeated="3"/>
          <table:table-cell table:style-name="ce37"/>
          <table:table-cell table:formula="of:=IF(COUNTA([.J81:.N81]) &gt; 0; CONCATENATE([.C81];MID([.D81]; FIND(&quot;:&quot;; [.D81])+1; 99);[.A$5];[.B$5];SUBSTITUTE([.E81]; &quot;:&quot;; &quot;-&quot;);[.F81];[.G81];[.H8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ateTime</text:p>
          </table:table-cell>
          <table:table-cell table:style-name="ce17"/>
          <table:table-cell table:number-columns-repeated="3"/>
          <table:table-cell table:style-name="ce37"/>
          <table:table-cell table:formula="of:=IF(COUNTA([.J82:.N82]) &gt; 0; CONCATENATE([.C82];MID([.D82]; FIND(&quot;:&quot;; [.D82])+1; 99);[.A$5];[.B$5];SUBSTITUTE([.E82]; &quot;:&quot;; &quot;-&quot;);[.F82];[.G82];[.H8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string</text:p>
          </table:table-cell>
          <table:table-cell table:style-name="ce17"/>
          <table:table-cell table:number-columns-repeated="3"/>
          <table:table-cell table:style-name="ce37"/>
          <table:table-cell table:formula="of:=IF(COUNTA([.J83:.N83]) &gt; 0; CONCATENATE([.C83];MID([.D83]; FIND(&quot;:&quot;; [.D83])+1; 99);[.A$5];[.B$5];SUBSTITUTE([.E83]; &quot;:&quot;; &quot;-&quot;);[.F83];[.G83];[.H8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style-name="ce17"/>
          <table:table-cell table:number-columns-repeated="3"/>
          <table:table-cell table:style-name="ce37"/>
          <table:table-cell table:formula="of:=IF(COUNTA([.J84:.N84]) &gt; 0; CONCATENATE([.C84];MID([.D84]; FIND(&quot;:&quot;; [.D84])+1; 99);[.A$5];[.B$5];SUBSTITUTE([.E84]; &quot;:&quot;; &quot;-&quot;);[.F84];[.G84];[.H8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xsd:byte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style-name="ce17"/>
          <table:table-cell table:number-columns-repeated="3"/>
          <table:table-cell table:style-name="ce37"/>
          <table:table-cell table:formula="of:=IF(COUNTA([.J85:.N85]) &gt; 0; CONCATENATE([.C85];MID([.D85]; FIND(&quot;:&quot;; [.D85])+1; 99);[.A$5];[.B$5];SUBSTITUTE([.E85]; &quot;:&quot;; &quot;-&quot;);[.F85];[.G85];[.H85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double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style-name="ce17"/>
          <table:table-cell table:number-columns-repeated="3"/>
          <table:table-cell table:style-name="ce37"/>
          <table:table-cell table:formula="of:=IF(COUNTA([.J86:.N86]) &gt; 0; CONCATENATE([.C86];MID([.D86]; FIND(&quot;:&quot;; [.D86])+1; 99);[.A$5];[.B$5];SUBSTITUTE([.E86]; &quot;:&quot;; &quot;-&quot;);[.F86];[.G86];[.H86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style-name="ce17"/>
          <table:table-cell table:number-columns-repeated="3"/>
          <table:table-cell table:style-name="ce37"/>
          <table:table-cell table:formula="of:=IF(COUNTA([.J87:.N87]) &gt; 0; CONCATENATE([.C87];MID([.D87]; FIND(&quot;:&quot;; [.D87])+1; 99);[.A$5];[.B$5];SUBSTITUTE([.E87]; &quot;:&quot;; &quot;-&quot;);[.F87];[.G87];[.H8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roman:numeral</text:p>
          </table:table-cell>
          <table:table-cell table:style-name="ce17"/>
          <table:table-cell table:number-columns-repeated="3"/>
          <table:table-cell table:style-name="ce37"/>
          <table:table-cell table:formula="of:=IF(COUNTA([.J88:.N88]) &gt; 0; CONCATENATE([.C88];MID([.D88]; FIND(&quot;:&quot;; [.D88])+1; 99);[.A$5];[.B$5];SUBSTITUTE([.E88]; &quot;:&quot;; &quot;-&quot;);[.F88];[.G88];[.H88]); &quot;&quot;)">
            <text:p/>
          </table:table-cell>
        </table:table-row>
        <table:table-row table:style-name="ro1">
          <table:table-cell table:formula="of:=COUNTA([.J69:.N88])" office:value-type="float" office:value="6" calcext:value-type="float">
            <text:p>6</text:p>
          </table:table-cell>
          <table:table-cell table:number-columns-repeated="8"/>
          <table:table-cell table:style-name="ce17"/>
          <table:table-cell table:number-columns-repeated="3"/>
          <table:table-cell table:style-name="ce37"/>
          <table:table-cell table:style-name="Default"/>
        </table:table-row>
        <calcext:conditional-formats>
          <calcext:conditional-format calcext:target-range-address="MinExclusive.K79:MinExclusive.L89 MinExclusive.K76:MinExclusive.L77 MinExclusive.K58:MinExclusive.L74 MinExclusive.K55:MinExclusive.L56 MinExclusive.K49:MinExclusive.L53 MinExclusive.K34:MinExclusive.L47 MinExclusive.K30:MinExclusive.L32 MinExclusive.K28:MinExclusive.L28 MinExclusive.K13:MinExclusive.L26 MinExclusive.K6:MinExclusive.L11">
            <calcext:condition calcext:apply-style-name="failStyle" calcext:value="=&quot;fail&quot;" calcext:base-cell-address="MinExclusive.K6"/>
          </calcext:conditional-format>
          <calcext:conditional-format calcext:target-range-address="MinExclusive.J79:MinExclusive.J89 MinExclusive.J76:MinExclusive.J77 MinExclusive.J58:MinExclusive.J74 MinExclusive.J55:MinExclusive.J56 MinExclusive.J49:MinExclusive.J53 MinExclusive.J34:MinExclusive.J47 MinExclusive.J30:MinExclusive.J32 MinExclusive.J28:MinExclusive.J28 MinExclusive.J13:MinExclusive.J26 MinExclusive.J7:MinExclusive.J11">
            <calcext:condition calcext:apply-style-name="failStyle" calcext:value="=&quot;fail&quot;" calcext:base-cell-address="MinExclusive.J7"/>
          </calcext:conditional-format>
          <calcext:conditional-format calcext:target-range-address="MinExclusive.N79:MinExclusive.N89 MinExclusive.N76:MinExclusive.N77 MinExclusive.N58:MinExclusive.N74 MinExclusive.N55:MinExclusive.N56 MinExclusive.N49:MinExclusive.N53 MinExclusive.N34:MinExclusive.N47 MinExclusive.N30:MinExclusive.N32 MinExclusive.N28:MinExclusive.N28 MinExclusive.N13:MinExclusive.N26 MinExclusive.N7:MinExclusive.N11">
            <calcext:condition calcext:apply-style-name="failStyle" calcext:value="=&quot;fail&quot;" calcext:base-cell-address="MinExclusive.N7"/>
          </calcext:conditional-format>
          <calcext:conditional-format calcext:target-range-address="MinExclusive.J76:MinExclusive.J77 MinExclusive.J58:MinExclusive.J74 MinExclusive.J55:MinExclusive.J56 MinExclusive.J49:MinExclusive.J53 MinExclusive.J34:MinExclusive.J47 MinExclusive.J30:MinExclusive.J32 MinExclusive.J28:MinExclusive.J28 MinExclusive.J13:MinExclusive.J26 MinExclusive.J6:MinExclusive.J11">
            <calcext:condition calcext:apply-style-name="failStyle" calcext:value="=&quot;fail&quot;" calcext:base-cell-address="MinExclusive.J6"/>
          </calcext:conditional-format>
          <calcext:conditional-format calcext:target-range-address="MinExclusive.N76:MinExclusive.N77 MinExclusive.N58:MinExclusive.N74 MinExclusive.N55:MinExclusive.N56 MinExclusive.N49:MinExclusive.N53 MinExclusive.N34:MinExclusive.N47 MinExclusive.N30:MinExclusive.N32 MinExclusive.N28:MinExclusive.N28 MinExclusive.N13:MinExclusive.N26 MinExclusive.N6:MinExclusive.N11">
            <calcext:condition calcext:apply-style-name="failStyle" calcext:value="=&quot;fail&quot;" calcext:base-cell-address="MinExclusive.N6"/>
          </calcext:conditional-format>
          <calcext:conditional-format calcext:target-range-address="MinExclusive.K75:MinExclusive.L75">
            <calcext:condition calcext:apply-style-name="failStyle" calcext:value="=&quot;fail&quot;" calcext:base-cell-address="MinExclusive.K75"/>
          </calcext:conditional-format>
          <calcext:conditional-format calcext:target-range-address="MinExclusive.J75:MinExclusive.J75">
            <calcext:condition calcext:apply-style-name="failStyle" calcext:value="=&quot;fail&quot;" calcext:base-cell-address="MinExclusive.J75"/>
          </calcext:conditional-format>
          <calcext:conditional-format calcext:target-range-address="MinExclusive.N75:MinExclusive.N75">
            <calcext:condition calcext:apply-style-name="failStyle" calcext:value="=&quot;fail&quot;" calcext:base-cell-address="MinExclusive.N75"/>
          </calcext:conditional-format>
          <calcext:conditional-format calcext:target-range-address="MinExclusive.J75:MinExclusive.J75">
            <calcext:condition calcext:apply-style-name="failStyle" calcext:value="=&quot;fail&quot;" calcext:base-cell-address="MinExclusive.J75"/>
          </calcext:conditional-format>
          <calcext:conditional-format calcext:target-range-address="MinExclusive.N75:MinExclusive.N75">
            <calcext:condition calcext:apply-style-name="failStyle" calcext:value="=&quot;fail&quot;" calcext:base-cell-address="MinExclusive.N75"/>
          </calcext:conditional-format>
          <calcext:conditional-format calcext:target-range-address="MinExclusive.K78:MinExclusive.L78">
            <calcext:condition calcext:apply-style-name="failStyle" calcext:value="=&quot;fail&quot;" calcext:base-cell-address="MinExclusive.K78"/>
          </calcext:conditional-format>
          <calcext:conditional-format calcext:target-range-address="MinExclusive.J78:MinExclusive.J78">
            <calcext:condition calcext:apply-style-name="failStyle" calcext:value="=&quot;fail&quot;" calcext:base-cell-address="MinExclusive.J78"/>
          </calcext:conditional-format>
          <calcext:conditional-format calcext:target-range-address="MinExclusive.N78:MinExclusive.N78">
            <calcext:condition calcext:apply-style-name="failStyle" calcext:value="=&quot;fail&quot;" calcext:base-cell-address="MinExclusive.N78"/>
          </calcext:conditional-format>
          <calcext:conditional-format calcext:target-range-address="MinExclusive.J78:MinExclusive.J78">
            <calcext:condition calcext:apply-style-name="failStyle" calcext:value="=&quot;fail&quot;" calcext:base-cell-address="MinExclusive.J78"/>
          </calcext:conditional-format>
          <calcext:conditional-format calcext:target-range-address="MinExclusive.N78:MinExclusive.N78">
            <calcext:condition calcext:apply-style-name="failStyle" calcext:value="=&quot;fail&quot;" calcext:base-cell-address="MinExclusive.N78"/>
          </calcext:conditional-format>
          <calcext:conditional-format calcext:target-range-address="MinExclusive.K57:MinExclusive.L57">
            <calcext:condition calcext:apply-style-name="failStyle" calcext:value="=&quot;fail&quot;" calcext:base-cell-address="MinExclusive.K57"/>
          </calcext:conditional-format>
          <calcext:conditional-format calcext:target-range-address="MinExclusive.J57:MinExclusive.J57">
            <calcext:condition calcext:apply-style-name="failStyle" calcext:value="=&quot;fail&quot;" calcext:base-cell-address="MinExclusive.J57"/>
          </calcext:conditional-format>
          <calcext:conditional-format calcext:target-range-address="MinExclusive.N57:MinExclusive.N57">
            <calcext:condition calcext:apply-style-name="failStyle" calcext:value="=&quot;fail&quot;" calcext:base-cell-address="MinExclusive.N57"/>
          </calcext:conditional-format>
          <calcext:conditional-format calcext:target-range-address="MinExclusive.J57:MinExclusive.J57">
            <calcext:condition calcext:apply-style-name="failStyle" calcext:value="=&quot;fail&quot;" calcext:base-cell-address="MinExclusive.J57"/>
          </calcext:conditional-format>
          <calcext:conditional-format calcext:target-range-address="MinExclusive.N57:MinExclusive.N57">
            <calcext:condition calcext:apply-style-name="failStyle" calcext:value="=&quot;fail&quot;" calcext:base-cell-address="MinExclusive.N57"/>
          </calcext:conditional-format>
          <calcext:conditional-format calcext:target-range-address="MinExclusive.K54:MinExclusive.L54">
            <calcext:condition calcext:apply-style-name="failStyle" calcext:value="=&quot;fail&quot;" calcext:base-cell-address="MinExclusive.K54"/>
          </calcext:conditional-format>
          <calcext:conditional-format calcext:target-range-address="MinExclusive.J54:MinExclusive.J54">
            <calcext:condition calcext:apply-style-name="failStyle" calcext:value="=&quot;fail&quot;" calcext:base-cell-address="MinExclusive.J54"/>
          </calcext:conditional-format>
          <calcext:conditional-format calcext:target-range-address="MinExclusive.N54:MinExclusive.N54">
            <calcext:condition calcext:apply-style-name="failStyle" calcext:value="=&quot;fail&quot;" calcext:base-cell-address="MinExclusive.N54"/>
          </calcext:conditional-format>
          <calcext:conditional-format calcext:target-range-address="MinExclusive.K48:MinExclusive.L48">
            <calcext:condition calcext:apply-style-name="failStyle" calcext:value="=&quot;fail&quot;" calcext:base-cell-address="MinExclusive.K48"/>
          </calcext:conditional-format>
          <calcext:conditional-format calcext:target-range-address="MinExclusive.J48:MinExclusive.J48">
            <calcext:condition calcext:apply-style-name="failStyle" calcext:value="=&quot;fail&quot;" calcext:base-cell-address="MinExclusive.J48"/>
          </calcext:conditional-format>
          <calcext:conditional-format calcext:target-range-address="MinExclusive.N48:MinExclusive.N48">
            <calcext:condition calcext:apply-style-name="failStyle" calcext:value="=&quot;fail&quot;" calcext:base-cell-address="MinExclusive.N48"/>
          </calcext:conditional-format>
          <calcext:conditional-format calcext:target-range-address="MinExclusive.K33:MinExclusive.L33">
            <calcext:condition calcext:apply-style-name="failStyle" calcext:value="=&quot;fail&quot;" calcext:base-cell-address="MinExclusive.K33"/>
          </calcext:conditional-format>
          <calcext:conditional-format calcext:target-range-address="MinExclusive.J33:MinExclusive.J33">
            <calcext:condition calcext:apply-style-name="failStyle" calcext:value="=&quot;fail&quot;" calcext:base-cell-address="MinExclusive.J33"/>
          </calcext:conditional-format>
          <calcext:conditional-format calcext:target-range-address="MinExclusive.N33:MinExclusive.N33">
            <calcext:condition calcext:apply-style-name="failStyle" calcext:value="=&quot;fail&quot;" calcext:base-cell-address="MinExclusive.N33"/>
          </calcext:conditional-format>
          <calcext:conditional-format calcext:target-range-address="MinExclusive.K29:MinExclusive.L29">
            <calcext:condition calcext:apply-style-name="failStyle" calcext:value="=&quot;fail&quot;" calcext:base-cell-address="MinExclusive.K29"/>
          </calcext:conditional-format>
          <calcext:conditional-format calcext:target-range-address="MinExclusive.J29:MinExclusive.J29">
            <calcext:condition calcext:apply-style-name="failStyle" calcext:value="=&quot;fail&quot;" calcext:base-cell-address="MinExclusive.J29"/>
          </calcext:conditional-format>
          <calcext:conditional-format calcext:target-range-address="MinExclusive.N29:MinExclusive.N29">
            <calcext:condition calcext:apply-style-name="failStyle" calcext:value="=&quot;fail&quot;" calcext:base-cell-address="MinExclusive.N29"/>
          </calcext:conditional-format>
          <calcext:conditional-format calcext:target-range-address="MinExclusive.J29:MinExclusive.J29">
            <calcext:condition calcext:apply-style-name="failStyle" calcext:value="=&quot;fail&quot;" calcext:base-cell-address="MinExclusive.J29"/>
          </calcext:conditional-format>
          <calcext:conditional-format calcext:target-range-address="MinExclusive.N29:MinExclusive.N29">
            <calcext:condition calcext:apply-style-name="failStyle" calcext:value="=&quot;fail&quot;" calcext:base-cell-address="MinExclusive.N29"/>
          </calcext:conditional-format>
          <calcext:conditional-format calcext:target-range-address="MinExclusive.K27:MinExclusive.L27">
            <calcext:condition calcext:apply-style-name="failStyle" calcext:value="=&quot;fail&quot;" calcext:base-cell-address="MinExclusive.K27"/>
          </calcext:conditional-format>
          <calcext:conditional-format calcext:target-range-address="MinExclusive.J27:MinExclusive.J27">
            <calcext:condition calcext:apply-style-name="failStyle" calcext:value="=&quot;fail&quot;" calcext:base-cell-address="MinExclusive.J27"/>
          </calcext:conditional-format>
          <calcext:conditional-format calcext:target-range-address="MinExclusive.N27:MinExclusive.N27">
            <calcext:condition calcext:apply-style-name="failStyle" calcext:value="=&quot;fail&quot;" calcext:base-cell-address="MinExclusive.N27"/>
          </calcext:conditional-format>
          <calcext:conditional-format calcext:target-range-address="MinExclusive.J12:MinExclusive.N12">
            <calcext:condition calcext:apply-style-name="failStyle" calcext:value="=&quot;fail&quot;" calcext:base-cell-address="MinExclusive.J12"/>
          </calcext:conditional-format>
        </calcext:conditional-formats>
      </table:table>
      <table:table table:name="MaxInclusive" table:style-name="ta1">
        <table:table-column table:style-name="co1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6" table:default-cell-style-name="ce39"/>
        <table:table-column table:style-name="co16" table:default-cell-style-name="ce41"/>
        <table:table-column table:style-name="co23" table:default-cell-style-name="ce41"/>
        <table:table-column table:style-name="co11" table:default-cell-style-name="ce38"/>
        <table:table-column table:style-name="co1" table:default-cell-style-name="ce43"/>
        <table:table-column table:style-name="co12" table:default-cell-style-name="ce5"/>
        <table:table-row table:style-name="ro1">
          <table:table-cell table:formula="of:=[.A26]+[.A47]+[.A68]+[.A89]" office:value-type="float" office:value="24" calcext:value-type="float">
            <text:p>24</text:p>
          </table:table-cell>
          <table:table-cell table:number-columns-repeated="8"/>
          <table:table-cell table:style-name="Default" table:number-columns-repeated="6"/>
        </table:table-row>
        <table:table-row table:style-name="ro1">
          <table:table-cell table:number-columns-repeated="8"/>
          <table:table-cell table:style-name="ce1" office:value-type="string" calcext:value-type="string" table:number-columns-spanned="6" table:number-rows-spanned="1">
            <text:p>matched value</text:p>
          </table:table-cell>
          <table:covered-table-cell table:style-name="ce1"/>
          <table:covered-table-cell table:number-columns-repeated="4" table:style-name="Default"/>
          <table:table-cell table:style-name="Default"/>
        </table:table-row>
        <table:table-row table:style-name="ro1">
          <table:table-cell table:style-name="ce1" office:value-type="string" calcext:value-type="string" table:number-columns-spanned="2" table:number-rows-spanned="1">
            <text:p>range</text:p>
          </table:table-cell>
          <table:covered-table-cell/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nodeKind</text:p>
          </table:table-cell>
          <table:table-cell table:style-name="ce2" office:value-type="string" calcext:value-type="string">
            <text:p>argument</text:p>
          </table:table-cell>
          <table:table-cell table:style-name="ce1" office:value-type="string" calcext:value-type="string" table:number-columns-spanned="3" table:number-rows-spanned="1">
            <text:p>features</text:p>
          </table:table-cell>
          <table:covered-table-cell table:number-columns-repeated="2"/>
          <table:table-cell table:style-name="ce2" office:value-type="string" calcext:value-type="string">
            <text:p>testDT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equal</text:p>
          </table:table-cell>
          <table:table-cell table:style-name="ce2" office:value-type="string" calcext:value-type="string">
            <text:p>equalLead</text:p>
          </table:table-cell>
          <table:table-cell table:style-name="ce2" office:value-type="string" calcext:value-type="string">
            <text:p>equalLeadTrail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ShEx filename</text:p>
          </table:table-cell>
        </table:table-row>
        <table:table-row table:style-name="ro1">
          <table:table-cell table:number-columns-repeated="9"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inclusive</text:p>
          </table:table-cell>
          <table:table-cell table:number-columns-repeated="7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2" table:style-name="ce38" office:value-type="string" calcext:value-type="string">
            <text:p>pass</text:p>
          </table:table-cell>
          <table:table-cell table:style-name="ce38"/>
          <table:table-cell/>
          <table:table-cell table:style-name="ce38" office:value-type="string" calcext:value-type="string">
            <text:p>fail</text:p>
          </table:table-cell>
          <table:table-cell table:formula="of:=IF(COUNTA([.J6:.N6]) &gt; 0; CONCATENATE([.C6];MID([.D6]; FIND(&quot;:&quot;; [.D6])+1; 99);[.A$5];[.B$5];SUBSTITUTE([.E6]; &quot;:&quot;; &quot;-&quot;);[.F6];[.G6];[.H6]); &quot;&quot;)" office:value-type="string" office:string-value="1integerMaxinclusiveINTEGER" calcext:value-type="string">
            <text:p>1integerMaxinclusiveINTEGER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7:.N7]) &gt; 0; CONCATENATE([.C7];MID([.D7]; FIND(&quot;:&quot;; [.D7])+1; 99);[.A$5];[.B$5];SUBSTITUTE([.E7]; &quot;:&quot;; &quot;-&quot;);[.F7];[.G7];[.H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8:.N8]) &gt; 0; CONCATENATE([.C8];MID([.D8]; FIND(&quot;:&quot;; [.D8])+1; 99);[.A$5];[.B$5];SUBSTITUTE([.E8]; &quot;:&quot;; &quot;-&quot;);[.F8];[.G8];[.H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9:.N9]) &gt; 0; CONCATENATE([.C9];MID([.D9]; FIND(&quot;:&quot;; [.D9])+1; 99);[.A$5];[.B$5];SUBSTITUTE([.E9]; &quot;:&quot;; &quot;-&quot;);[.F9];[.G9];[.H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10:.N10]) &gt; 0; CONCATENATE([.C10];MID([.D10]; FIND(&quot;:&quot;; [.D10])+1; 99);[.A$5];[.B$5];SUBSTITUTE([.E10]; &quot;:&quot;; &quot;-&quot;);[.F10];[.G10];[.H1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11:.N11]) &gt; 0; CONCATENATE([.C11];MID([.D11]; FIND(&quot;:&quot;; [.D11])+1; 99);[.A$5];[.B$5];SUBSTITUTE([.E11]; &quot;:&quot;; &quot;-&quot;);[.F11];[.G11];[.H1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OUBLE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formula="of:=IF(COUNTA([.J12:.N12]) &gt; 0; CONCATENATE([.C12];MID([.D12]; FIND(&quot;:&quot;; [.D12])+1; 99);[.A$5];[.B$5];SUBSTITUTE([.E12]; &quot;:&quot;; &quot;-&quot;);[.F12];[.G12];[.H12]); &quot;&quot;)" office:value-type="string" office:string-value="1integerMaxinclusiveDOUBLE" calcext:value-type="string">
            <text:p>1integerMaxinclusiveDOUBL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13:.N13]) &gt; 0; CONCATENATE([.C13];MID([.D13]; FIND(&quot;:&quot;; [.D13])+1; 99);[.A$5];[.B$5];SUBSTITUTE([.E13]; &quot;:&quot;; &quot;-&quot;);[.F13];[.G13];[.H1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14:.N14]) &gt; 0; CONCATENATE([.C14];MID([.D14]; FIND(&quot;:&quot;; [.D14])+1; 99);[.A$5];[.B$5];SUBSTITUTE([.E14]; &quot;:&quot;; &quot;-&quot;);[.F14];[.G14];[.H1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15:.N15]) &gt; 0; CONCATENATE([.C15];MID([.D15]; FIND(&quot;:&quot;; [.D15])+1; 99);[.A$5];[.B$5];SUBSTITUTE([.E15]; &quot;:&quot;; &quot;-&quot;);[.F15];[.G15];[.H15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16:.N16]) &gt; 0; CONCATENATE([.C16];MID([.D16]; FIND(&quot;:&quot;; [.D16])+1; 99);[.A$5];[.B$5];SUBSTITUTE([.E16]; &quot;:&quot;; &quot;-&quot;);[.F16];[.G16];[.H16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17:.N17]) &gt; 0; CONCATENATE([.C17];MID([.D17]; FIND(&quot;:&quot;; [.D17])+1; 99);[.A$5];[.B$5];SUBSTITUTE([.E17]; &quot;:&quot;; &quot;-&quot;);[.F17];[.G17];[.H1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18:.N18]) &gt; 0; CONCATENATE([.C18];MID([.D18]; FIND(&quot;:&quot;; [.D18])+1; 99);[.A$5];[.B$5];SUBSTITUTE([.E18]; &quot;:&quot;; &quot;-&quot;);[.F18];[.G18];[.H1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ateTime</text:p>
          </table:table-cell>
          <table:table-cell table:number-columns-repeated="5"/>
          <table:table-cell table:formula="of:=IF(COUNTA([.J19:.N19]) &gt; 0; CONCATENATE([.C19];MID([.D19]; FIND(&quot;:&quot;; [.D19])+1; 99);[.A$5];[.B$5];SUBSTITUTE([.E19]; &quot;:&quot;; &quot;-&quot;);[.F19];[.G19];[.H1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string</text:p>
          </table:table-cell>
          <table:table-cell table:number-columns-repeated="5"/>
          <table:table-cell table:formula="of:=IF(COUNTA([.J20:.N20]) &gt; 0; CONCATENATE([.C20];MID([.D20]; FIND(&quot;:&quot;; [.D20])+1; 99);[.A$5];[.B$5];SUBSTITUTE([.E20]; &quot;:&quot;; &quot;-&quot;);[.F20];[.G20];[.H2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21:.N21]) &gt; 0; CONCATENATE([.C21];MID([.D21]; FIND(&quot;:&quot;; [.D21])+1; 99);[.A$5];[.B$5];SUBSTITUTE([.E21]; &quot;:&quot;; &quot;-&quot;);[.F21];[.G21];[.H2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xsd:byte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22:.N22]) &gt; 0; CONCATENATE([.C22];MID([.D22]; FIND(&quot;:&quot;; [.D22])+1; 99);[.A$5];[.B$5];SUBSTITUTE([.E22]; &quot;:&quot;; &quot;-&quot;);[.F22];[.G22];[.H2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integer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23:.N23]) &gt; 0; CONCATENATE([.C23];MID([.D23]; FIND(&quot;:&quot;; [.D23])+1; 99);[.A$5];[.B$5];SUBSTITUTE([.E23]; &quot;:&quot;; &quot;-&quot;);[.F23];[.G23];[.H2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24:.N24]) &gt; 0; CONCATENATE([.C24];MID([.D24]; FIND(&quot;:&quot;; [.D24])+1; 99);[.A$5];[.B$5];SUBSTITUTE([.E24]; &quot;:&quot;; &quot;-&quot;);[.F24];[.G24];[.H2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roman:numeral</text:p>
          </table:table-cell>
          <table:table-cell table:number-columns-repeated="5"/>
          <table:table-cell table:formula="of:=IF(COUNTA([.J25:.N25]) &gt; 0; CONCATENATE([.C25];MID([.D25]; FIND(&quot;:&quot;; [.D25])+1; 99);[.A$5];[.B$5];SUBSTITUTE([.E25]; &quot;:&quot;; &quot;-&quot;);[.F25];[.G25];[.H25]); &quot;&quot;)">
            <text:p/>
          </table:table-cell>
        </table:table-row>
        <table:table-row table:style-name="ro1">
          <table:table-cell table:formula="of:=COUNTA([.J6:.N25])" office:value-type="float" office:value="6" calcext:value-type="float">
            <text:p>6</text:p>
          </table:table-cell>
          <table:table-cell table:number-columns-repeated="13"/>
          <table:table-cell table:style-name="Default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formula="of:=IF(COUNTA([.J27:.N27]) &gt; 0; CONCATENATE([.C27];MID([.D27]; FIND(&quot;:&quot;; [.D27])+1; 99);[.A$5];[.B$5];SUBSTITUTE([.E27]; &quot;:&quot;; &quot;-&quot;);[.F27];[.G27];[.H27]); &quot;&quot;)" office:value-type="string" office:string-value="1decimalMaxinclusiveINTEGER" calcext:value-type="string">
            <text:p>1decimalMaxinclusiveINTEGER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28:.N28]) &gt; 0; CONCATENATE([.C28];MID([.D28]; FIND(&quot;:&quot;; [.D28])+1; 99);[.A$5];[.B$5];SUBSTITUTE([.E28]; &quot;:&quot;; &quot;-&quot;);[.F28];[.G28];[.H2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29:.N29]) &gt; 0; CONCATENATE([.C29];MID([.D29]; FIND(&quot;:&quot;; [.D29])+1; 99);[.A$5];[.B$5];SUBSTITUTE([.E29]; &quot;:&quot;; &quot;-&quot;);[.F29];[.G29];[.H2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30:.N30]) &gt; 0; CONCATENATE([.C30];MID([.D30]; FIND(&quot;:&quot;; [.D30])+1; 99);[.A$5];[.B$5];SUBSTITUTE([.E30]; &quot;:&quot;; &quot;-&quot;);[.F30];[.G30];[.H3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31:.N31]) &gt; 0; CONCATENATE([.C31];MID([.D31]; FIND(&quot;:&quot;; [.D31])+1; 99);[.A$5];[.B$5];SUBSTITUTE([.E31]; &quot;:&quot;; &quot;-&quot;);[.F31];[.G31];[.H3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32:.N32]) &gt; 0; CONCATENATE([.C32];MID([.D32]; FIND(&quot;:&quot;; [.D32])+1; 99);[.A$5];[.B$5];SUBSTITUTE([.E32]; &quot;:&quot;; &quot;-&quot;);[.F32];[.G32];[.H3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OUBLE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formula="of:=IF(COUNTA([.J33:.N33]) &gt; 0; CONCATENATE([.C33];MID([.D33]; FIND(&quot;:&quot;; [.D33])+1; 99);[.A$5];[.B$5];SUBSTITUTE([.E33]; &quot;:&quot;; &quot;-&quot;);[.F33];[.G33];[.H33]); &quot;&quot;)" office:value-type="string" office:string-value="1decimalMaxinclusiveDOUBLE" calcext:value-type="string">
            <text:p>1decimalMaxinclusiveDOUBL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34:.N34]) &gt; 0; CONCATENATE([.C34];MID([.D34]; FIND(&quot;:&quot;; [.D34])+1; 99);[.A$5];[.B$5];SUBSTITUTE([.E34]; &quot;:&quot;; &quot;-&quot;);[.F34];[.G34];[.H3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35:.N35]) &gt; 0; CONCATENATE([.C35];MID([.D35]; FIND(&quot;:&quot;; [.D35])+1; 99);[.A$5];[.B$5];SUBSTITUTE([.E35]; &quot;:&quot;; &quot;-&quot;);[.F35];[.G35];[.H35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36:.N36]) &gt; 0; CONCATENATE([.C36];MID([.D36]; FIND(&quot;:&quot;; [.D36])+1; 99);[.A$5];[.B$5];SUBSTITUTE([.E36]; &quot;:&quot;; &quot;-&quot;);[.F36];[.G36];[.H36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37:.N37]) &gt; 0; CONCATENATE([.C37];MID([.D37]; FIND(&quot;:&quot;; [.D37])+1; 99);[.A$5];[.B$5];SUBSTITUTE([.E37]; &quot;:&quot;; &quot;-&quot;);[.F37];[.G37];[.H3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38:.N38]) &gt; 0; CONCATENATE([.C38];MID([.D38]; FIND(&quot;:&quot;; [.D38])+1; 99);[.A$5];[.B$5];SUBSTITUTE([.E38]; &quot;:&quot;; &quot;-&quot;);[.F38];[.G38];[.H3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39:.N39]) &gt; 0; CONCATENATE([.C39];MID([.D39]; FIND(&quot;:&quot;; [.D39])+1; 99);[.A$5];[.B$5];SUBSTITUTE([.E39]; &quot;:&quot;; &quot;-&quot;);[.F39];[.G39];[.H3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ateTime</text:p>
          </table:table-cell>
          <table:table-cell table:number-columns-repeated="5"/>
          <table:table-cell table:formula="of:=IF(COUNTA([.J40:.N40]) &gt; 0; CONCATENATE([.C40];MID([.D40]; FIND(&quot;:&quot;; [.D40])+1; 99);[.A$5];[.B$5];SUBSTITUTE([.E40]; &quot;:&quot;; &quot;-&quot;);[.F40];[.G40];[.H4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string</text:p>
          </table:table-cell>
          <table:table-cell table:number-columns-repeated="5"/>
          <table:table-cell table:formula="of:=IF(COUNTA([.J41:.N41]) &gt; 0; CONCATENATE([.C41];MID([.D41]; FIND(&quot;:&quot;; [.D41])+1; 99);[.A$5];[.B$5];SUBSTITUTE([.E41]; &quot;:&quot;; &quot;-&quot;);[.F41];[.G41];[.H4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42:.N42]) &gt; 0; CONCATENATE([.C42];MID([.D42]; FIND(&quot;:&quot;; [.D42])+1; 99);[.A$5];[.B$5];SUBSTITUTE([.E42]; &quot;:&quot;; &quot;-&quot;);[.F42];[.G42];[.H4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xsd:byte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43:.N43]) &gt; 0; CONCATENATE([.C43];MID([.D43]; FIND(&quot;:&quot;; [.D43])+1; 99);[.A$5];[.B$5];SUBSTITUTE([.E43]; &quot;:&quot;; &quot;-&quot;);[.F43];[.G43];[.H4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decimal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44:.N44]) &gt; 0; CONCATENATE([.C44];MID([.D44]; FIND(&quot;:&quot;; [.D44])+1; 99);[.A$5];[.B$5];SUBSTITUTE([.E44]; &quot;:&quot;; &quot;-&quot;);[.F44];[.G44];[.H4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45:.N45]) &gt; 0; CONCATENATE([.C45];MID([.D45]; FIND(&quot;:&quot;; [.D45])+1; 99);[.A$5];[.B$5];SUBSTITUTE([.E45]; &quot;:&quot;; &quot;-&quot;);[.F45];[.G45];[.H45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roman:numeral</text:p>
          </table:table-cell>
          <table:table-cell table:number-columns-repeated="5"/>
          <table:table-cell table:formula="of:=IF(COUNTA([.J46:.N46]) &gt; 0; CONCATENATE([.C46];MID([.D46]; FIND(&quot;:&quot;; [.D46])+1; 99);[.A$5];[.B$5];SUBSTITUTE([.E46]; &quot;:&quot;; &quot;-&quot;);[.F46];[.G46];[.H46]); &quot;&quot;)">
            <text:p/>
          </table:table-cell>
        </table:table-row>
        <table:table-row table:style-name="ro1">
          <table:table-cell table:formula="of:=COUNTA([.J27:.N46])" office:value-type="float" office:value="6" calcext:value-type="float">
            <text:p>6</text:p>
          </table:table-cell>
          <table:table-cell table:number-columns-repeated="13"/>
          <table:table-cell table:style-name="Default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formula="of:=IF(COUNTA([.J48:.N48]) &gt; 0; CONCATENATE([.C48];MID([.D48]; FIND(&quot;:&quot;; [.D48])+1; 99);[.A$5];[.B$5];SUBSTITUTE([.E48]; &quot;:&quot;; &quot;-&quot;);[.F48];[.G48];[.H48]); &quot;&quot;)" office:value-type="string" office:string-value="1floatMaxinclusiveINTEGER" calcext:value-type="string">
            <text:p>1floatMaxinclusiveINTEGER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49:.N49]) &gt; 0; CONCATENATE([.C49];MID([.D49]; FIND(&quot;:&quot;; [.D49])+1; 99);[.A$5];[.B$5];SUBSTITUTE([.E49]; &quot;:&quot;; &quot;-&quot;);[.F49];[.G49];[.H4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50:.N50]) &gt; 0; CONCATENATE([.C50];MID([.D50]; FIND(&quot;:&quot;; [.D50])+1; 99);[.A$5];[.B$5];SUBSTITUTE([.E50]; &quot;:&quot;; &quot;-&quot;);[.F50];[.G50];[.H5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float</text:p>
          </table:table-cell>
          <table:table-cell table:number-columns-repeated="5"/>
          <table:table-cell table:formula="of:=IF(COUNTA([.J51:.N51]) &gt; 0; CONCATENATE([.C51];MID([.D51]; FIND(&quot;:&quot;; [.D51])+1; 99);[.A$5];[.B$5];SUBSTITUTE([.E51]; &quot;:&quot;; &quot;-&quot;);[.F51];[.G51];[.H5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52:.N52]) &gt; 0; CONCATENATE([.C52];MID([.D52]; FIND(&quot;:&quot;; [.D52])+1; 99);[.A$5];[.B$5];SUBSTITUTE([.E52]; &quot;:&quot;; &quot;-&quot;);[.F52];[.G52];[.H5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float</text:p>
          </table:table-cell>
          <table:table-cell table:number-columns-repeated="5"/>
          <table:table-cell table:formula="of:=IF(COUNTA([.J53:.N53]) &gt; 0; CONCATENATE([.C53];MID([.D53]; FIND(&quot;:&quot;; [.D53])+1; 99);[.A$5];[.B$5];SUBSTITUTE([.E53]; &quot;:&quot;; &quot;-&quot;);[.F53];[.G53];[.H5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OUBLE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formula="of:=IF(COUNTA([.J54:.N54]) &gt; 0; CONCATENATE([.C54];MID([.D54]; FIND(&quot;:&quot;; [.D54])+1; 99);[.A$5];[.B$5];SUBSTITUTE([.E54]; &quot;:&quot;; &quot;-&quot;);[.F54];[.G54];[.H54]); &quot;&quot;)" office:value-type="string" office:string-value="1floatMaxinclusiveDOUBLE" calcext:value-type="string">
            <text:p>1floatMaxinclusiveDOUBL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float</text:p>
          </table:table-cell>
          <table:table-cell table:number-columns-repeated="5"/>
          <table:table-cell table:formula="of:=IF(COUNTA([.J55:.N55]) &gt; 0; CONCATENATE([.C55];MID([.D55]; FIND(&quot;:&quot;; [.D55])+1; 99);[.A$5];[.B$5];SUBSTITUTE([.E55]; &quot;:&quot;; &quot;-&quot;);[.F55];[.G55];[.H55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56:.N56]) &gt; 0; CONCATENATE([.C56];MID([.D56]; FIND(&quot;:&quot;; [.D56])+1; 99);[.A$5];[.B$5];SUBSTITUTE([.E56]; &quot;:&quot;; &quot;-&quot;);[.F56];[.G56];[.H56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float</text:p>
          </table:table-cell>
          <table:table-cell table:number-columns-repeated="5"/>
          <table:table-cell table:formula="of:=IF(COUNTA([.J57:.N57]) &gt; 0; CONCATENATE([.C57];MID([.D57]; FIND(&quot;:&quot;; [.D57])+1; 99);[.A$5];[.B$5];SUBSTITUTE([.E57]; &quot;:&quot;; &quot;-&quot;);[.F57];[.G57];[.H5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58:.N58]) &gt; 0; CONCATENATE([.C58];MID([.D58]; FIND(&quot;:&quot;; [.D58])+1; 99);[.A$5];[.B$5];SUBSTITUTE([.E58]; &quot;:&quot;; &quot;-&quot;);[.F58];[.G58];[.H5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59:.N59]) &gt; 0; CONCATENATE([.C59];MID([.D59]; FIND(&quot;:&quot;; [.D59])+1; 99);[.A$5];[.B$5];SUBSTITUTE([.E59]; &quot;:&quot;; &quot;-&quot;);[.F59];[.G59];[.H5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60:.N60]) &gt; 0; CONCATENATE([.C60];MID([.D60]; FIND(&quot;:&quot;; [.D60])+1; 99);[.A$5];[.B$5];SUBSTITUTE([.E60]; &quot;:&quot;; &quot;-&quot;);[.F60];[.G60];[.H6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dateTime</text:p>
          </table:table-cell>
          <table:table-cell table:number-columns-repeated="5"/>
          <table:table-cell table:formula="of:=IF(COUNTA([.J61:.N61]) &gt; 0; CONCATENATE([.C61];MID([.D61]; FIND(&quot;:&quot;; [.D61])+1; 99);[.A$5];[.B$5];SUBSTITUTE([.E61]; &quot;:&quot;; &quot;-&quot;);[.F61];[.G61];[.H6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string</text:p>
          </table:table-cell>
          <table:table-cell table:number-columns-repeated="5"/>
          <table:table-cell table:formula="of:=IF(COUNTA([.J62:.N62]) &gt; 0; CONCATENATE([.C62];MID([.D62]; FIND(&quot;:&quot;; [.D62])+1; 99);[.A$5];[.B$5];SUBSTITUTE([.E62]; &quot;:&quot;; &quot;-&quot;);[.F62];[.G62];[.H6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63:.N63]) &gt; 0; CONCATENATE([.C63];MID([.D63]; FIND(&quot;:&quot;; [.D63])+1; 99);[.A$5];[.B$5];SUBSTITUTE([.E63]; &quot;:&quot;; &quot;-&quot;);[.F63];[.G63];[.H6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xsd:byte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64:.N64]) &gt; 0; CONCATENATE([.C64];MID([.D64]; FIND(&quot;:&quot;; [.D64])+1; 99);[.A$5];[.B$5];SUBSTITUTE([.E64]; &quot;:&quot;; &quot;-&quot;);[.F64];[.G64];[.H6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65:.N65]) &gt; 0; CONCATENATE([.C65];MID([.D65]; FIND(&quot;:&quot;; [.D65])+1; 99);[.A$5];[.B$5];SUBSTITUTE([.E65]; &quot;:&quot;; &quot;-&quot;);[.F65];[.G65];[.H65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66:.N66]) &gt; 0; CONCATENATE([.C66];MID([.D66]; FIND(&quot;:&quot;; [.D66])+1; 99);[.A$5];[.B$5];SUBSTITUTE([.E66]; &quot;:&quot;; &quot;-&quot;);[.F66];[.G66];[.H66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roman:numeral</text:p>
          </table:table-cell>
          <table:table-cell table:number-columns-repeated="5"/>
          <table:table-cell table:formula="of:=IF(COUNTA([.J67:.N67]) &gt; 0; CONCATENATE([.C67];MID([.D67]; FIND(&quot;:&quot;; [.D67])+1; 99);[.A$5];[.B$5];SUBSTITUTE([.E67]; &quot;:&quot;; &quot;-&quot;);[.F67];[.G67];[.H67]); &quot;&quot;)">
            <text:p/>
          </table:table-cell>
        </table:table-row>
        <table:table-row table:style-name="ro1">
          <table:table-cell table:formula="of:=COUNTA([.J48:.N67])" office:value-type="float" office:value="6" calcext:value-type="float">
            <text:p>6</text:p>
          </table:table-cell>
          <table:table-cell table:number-columns-repeated="13"/>
          <table:table-cell table:style-name="Default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formula="of:=IF(COUNTA([.J69:.N69]) &gt; 0; CONCATENATE([.C69];MID([.D69]; FIND(&quot;:&quot;; [.D69])+1; 99);[.A$5];[.B$5];SUBSTITUTE([.E69]; &quot;:&quot;; &quot;-&quot;);[.F69];[.G69];[.H69]); &quot;&quot;)" office:value-type="string" office:string-value="1doubleMaxinclusiveINTEGER" calcext:value-type="string">
            <text:p>1doubleMaxinclusiveINTEGER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70:.N70]) &gt; 0; CONCATENATE([.C70];MID([.D70]; FIND(&quot;:&quot;; [.D70])+1; 99);[.A$5];[.B$5];SUBSTITUTE([.E70]; &quot;:&quot;; &quot;-&quot;);[.F70];[.G70];[.H7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71:.N71]) &gt; 0; CONCATENATE([.C71];MID([.D71]; FIND(&quot;:&quot;; [.D71])+1; 99);[.A$5];[.B$5];SUBSTITUTE([.E71]; &quot;:&quot;; &quot;-&quot;);[.F71];[.G71];[.H7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72:.N72]) &gt; 0; CONCATENATE([.C72];MID([.D72]; FIND(&quot;:&quot;; [.D72])+1; 99);[.A$5];[.B$5];SUBSTITUTE([.E72]; &quot;:&quot;; &quot;-&quot;);[.F72];[.G72];[.H7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73:.N73]) &gt; 0; CONCATENATE([.C73];MID([.D73]; FIND(&quot;:&quot;; [.D73])+1; 99);[.A$5];[.B$5];SUBSTITUTE([.E73]; &quot;:&quot;; &quot;-&quot;);[.F73];[.G73];[.H7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74:.N74]) &gt; 0; CONCATENATE([.C74];MID([.D74]; FIND(&quot;:&quot;; [.D74])+1; 99);[.A$5];[.B$5];SUBSTITUTE([.E74]; &quot;:&quot;; &quot;-&quot;);[.F74];[.G74];[.H7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OUBLE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formula="of:=IF(COUNTA([.J75:.N75]) &gt; 0; CONCATENATE([.C75];MID([.D75]; FIND(&quot;:&quot;; [.D75])+1; 99);[.A$5];[.B$5];SUBSTITUTE([.E75]; &quot;:&quot;; &quot;-&quot;);[.F75];[.G75];[.H75]); &quot;&quot;)" office:value-type="string" office:string-value="1doubleMaxinclusiveDOUBLE" calcext:value-type="string">
            <text:p>1doubleMaxinclusiveDOUBL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76:.N76]) &gt; 0; CONCATENATE([.C76];MID([.D76]; FIND(&quot;:&quot;; [.D76])+1; 99);[.A$5];[.B$5];SUBSTITUTE([.E76]; &quot;:&quot;; &quot;-&quot;);[.F76];[.G76];[.H76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77:.N77]) &gt; 0; CONCATENATE([.C77];MID([.D77]; FIND(&quot;:&quot;; [.D77])+1; 99);[.A$5];[.B$5];SUBSTITUTE([.E77]; &quot;:&quot;; &quot;-&quot;);[.F77];[.G77];[.H7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78:.N78]) &gt; 0; CONCATENATE([.C78];MID([.D78]; FIND(&quot;:&quot;; [.D78])+1; 99);[.A$5];[.B$5];SUBSTITUTE([.E78]; &quot;:&quot;; &quot;-&quot;);[.F78];[.G78];[.H7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79:.N79]) &gt; 0; CONCATENATE([.C79];MID([.D79]; FIND(&quot;:&quot;; [.D79])+1; 99);[.A$5];[.B$5];SUBSTITUTE([.E79]; &quot;:&quot;; &quot;-&quot;);[.F79];[.G79];[.H7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80:.N80]) &gt; 0; CONCATENATE([.C80];MID([.D80]; FIND(&quot;:&quot;; [.D80])+1; 99);[.A$5];[.B$5];SUBSTITUTE([.E80]; &quot;:&quot;; &quot;-&quot;);[.F80];[.G80];[.H8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81:.N81]) &gt; 0; CONCATENATE([.C81];MID([.D81]; FIND(&quot;:&quot;; [.D81])+1; 99);[.A$5];[.B$5];SUBSTITUTE([.E81]; &quot;:&quot;; &quot;-&quot;);[.F81];[.G81];[.H8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ateTime</text:p>
          </table:table-cell>
          <table:table-cell table:number-columns-repeated="5"/>
          <table:table-cell table:formula="of:=IF(COUNTA([.J82:.N82]) &gt; 0; CONCATENATE([.C82];MID([.D82]; FIND(&quot;:&quot;; [.D82])+1; 99);[.A$5];[.B$5];SUBSTITUTE([.E82]; &quot;:&quot;; &quot;-&quot;);[.F82];[.G82];[.H8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string</text:p>
          </table:table-cell>
          <table:table-cell table:number-columns-repeated="5"/>
          <table:table-cell table:formula="of:=IF(COUNTA([.J83:.N83]) &gt; 0; CONCATENATE([.C83];MID([.D83]; FIND(&quot;:&quot;; [.D83])+1; 99);[.A$5];[.B$5];SUBSTITUTE([.E83]; &quot;:&quot;; &quot;-&quot;);[.F83];[.G83];[.H8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84:.N84]) &gt; 0; CONCATENATE([.C84];MID([.D84]; FIND(&quot;:&quot;; [.D84])+1; 99);[.A$5];[.B$5];SUBSTITUTE([.E84]; &quot;:&quot;; &quot;-&quot;);[.F84];[.G84];[.H8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xsd:byte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85:.N85]) &gt; 0; CONCATENATE([.C85];MID([.D85]; FIND(&quot;:&quot;; [.D85])+1; 99);[.A$5];[.B$5];SUBSTITUTE([.E85]; &quot;:&quot;; &quot;-&quot;);[.F85];[.G85];[.H85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double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86:.N86]) &gt; 0; CONCATENATE([.C86];MID([.D86]; FIND(&quot;:&quot;; [.D86])+1; 99);[.A$5];[.B$5];SUBSTITUTE([.E86]; &quot;:&quot;; &quot;-&quot;);[.F86];[.G86];[.H86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87:.N87]) &gt; 0; CONCATENATE([.C87];MID([.D87]; FIND(&quot;:&quot;; [.D87])+1; 99);[.A$5];[.B$5];SUBSTITUTE([.E87]; &quot;:&quot;; &quot;-&quot;);[.F87];[.G87];[.H8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roman:numeral</text:p>
          </table:table-cell>
          <table:table-cell table:number-columns-repeated="5"/>
          <table:table-cell table:formula="of:=IF(COUNTA([.J88:.N88]) &gt; 0; CONCATENATE([.C88];MID([.D88]; FIND(&quot;:&quot;; [.D88])+1; 99);[.A$5];[.B$5];SUBSTITUTE([.E88]; &quot;:&quot;; &quot;-&quot;);[.F88];[.G88];[.H88]); &quot;&quot;)">
            <text:p/>
          </table:table-cell>
        </table:table-row>
        <table:table-row table:style-name="ro1">
          <table:table-cell table:formula="of:=COUNTA([.J69:.N88])" office:value-type="float" office:value="6" calcext:value-type="float">
            <text:p>6</text:p>
          </table:table-cell>
          <table:table-cell table:number-columns-repeated="8"/>
          <table:table-cell table:style-name="ce40"/>
          <table:table-cell table:style-name="ce42" table:number-columns-repeated="2"/>
          <table:table-cell table:style-name="Default"/>
          <table:table-cell table:style-name="ce44"/>
          <table:table-cell table:style-name="Default"/>
        </table:table-row>
        <calcext:conditional-formats>
          <calcext:conditional-format calcext:target-range-address="MinExclusive.K7:MinExclusive.K89 MinExclusive.L7:MinExclusive.L89">
            <calcext:condition calcext:apply-style-name="failStyle" calcext:value="=&quot;fail&quot;" calcext:base-cell-address="MinExclusive.K7"/>
          </calcext:conditional-format>
          <calcext:conditional-format calcext:target-range-address="MinExclusive.J7:MinExclusive.J89">
            <calcext:condition calcext:apply-style-name="failStyle" calcext:value="=&quot;fail&quot;" calcext:base-cell-address="MinExclusive.J7"/>
          </calcext:conditional-format>
          <calcext:conditional-format calcext:target-range-address="MinExclusive.N7:MinExclusive.N89">
            <calcext:condition calcext:apply-style-name="failStyle" calcext:value="=&quot;fail&quot;" calcext:base-cell-address="MinExclusive.N7"/>
          </calcext:conditional-format>
          <calcext:conditional-format calcext:target-range-address="MaxInclusive.J6:MaxInclusive.N88">
            <calcext:condition calcext:apply-style-name="failStyle" calcext:value="=&quot;fail&quot;" calcext:base-cell-address="MaxInclusive.J6"/>
          </calcext:conditional-format>
        </calcext:conditional-formats>
      </table:table>
      <table:table table:name="MaxExclusive" table:style-name="ta1">
        <table:table-column table:style-name="co1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" table:default-cell-style-name="Default"/>
        <table:table-column table:style-name="co7" table:default-cell-style-name="Default"/>
        <table:table-column table:style-name="co15" table:default-cell-style-name="Default"/>
        <table:table-column table:style-name="co24" table:default-cell-style-name="ce46"/>
        <table:table-column table:style-name="co1" table:default-cell-style-name="ce48"/>
        <table:table-column table:style-name="co17" table:default-cell-style-name="ce48"/>
        <table:table-column table:style-name="co25" table:default-cell-style-name="ce45"/>
        <table:table-column table:style-name="co1" table:default-cell-style-name="ce50"/>
        <table:table-column table:style-name="co26" table:default-cell-style-name="ce5"/>
        <table:table-row table:style-name="ro1">
          <table:table-cell table:formula="of:=[.A26]+[.A47]+[.A68]+[.A89]" office:value-type="float" office:value="24" calcext:value-type="float">
            <text:p>24</text:p>
          </table:table-cell>
          <table:table-cell table:number-columns-repeated="8"/>
          <table:table-cell table:style-name="Default" table:number-columns-repeated="6"/>
        </table:table-row>
        <table:table-row table:style-name="ro1">
          <table:table-cell table:number-columns-repeated="8"/>
          <table:table-cell table:style-name="ce1" office:value-type="string" calcext:value-type="string" table:number-columns-spanned="6" table:number-rows-spanned="1">
            <text:p>matched value</text:p>
          </table:table-cell>
          <table:covered-table-cell table:style-name="ce1"/>
          <table:covered-table-cell table:number-columns-repeated="4" table:style-name="Default"/>
          <table:table-cell table:style-name="Default"/>
        </table:table-row>
        <table:table-row table:style-name="ro1">
          <table:table-cell table:style-name="ce1" office:value-type="string" calcext:value-type="string" table:number-columns-spanned="2" table:number-rows-spanned="1">
            <text:p>range</text:p>
          </table:table-cell>
          <table:covered-table-cell/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nodeKind</text:p>
          </table:table-cell>
          <table:table-cell table:style-name="ce2" office:value-type="string" calcext:value-type="string">
            <text:p>argument</text:p>
          </table:table-cell>
          <table:table-cell table:style-name="ce1" office:value-type="string" calcext:value-type="string" table:number-columns-spanned="3" table:number-rows-spanned="1">
            <text:p>features</text:p>
          </table:table-cell>
          <table:covered-table-cell table:number-columns-repeated="2"/>
          <table:table-cell table:style-name="ce2" office:value-type="string" calcext:value-type="string">
            <text:p>testDT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equal</text:p>
          </table:table-cell>
          <table:table-cell table:style-name="ce2" office:value-type="string" calcext:value-type="string">
            <text:p>equalLead</text:p>
          </table:table-cell>
          <table:table-cell table:style-name="ce2" office:value-type="string" calcext:value-type="string">
            <text:p>equalLeadTrail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ShEx filename</text:p>
          </table:table-cell>
        </table:table-row>
        <table:table-row table:style-name="ro1">
          <table:table-cell table:number-columns-repeated="9"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exclusive</text:p>
          </table:table-cell>
          <table:table-cell table:number-columns-repeated="7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style-name="ce45" office:value-type="string" calcext:value-type="string">
            <text:p>pass</text:p>
          </table:table-cell>
          <table:table-cell table:style-name="ce45" office:value-type="string" calcext:value-type="string">
            <text:p>fail</text:p>
          </table:table-cell>
          <table:table-cell table:style-name="ce45"/>
          <table:table-cell/>
          <table:table-cell table:style-name="ce45" office:value-type="string" calcext:value-type="string">
            <text:p>fail</text:p>
          </table:table-cell>
          <table:table-cell table:formula="of:=IF(COUNTA([.J6:.N6]) &gt; 0; CONCATENATE([.C6];MID([.D6]; FIND(&quot;:&quot;; [.D6])+1; 99);[.A$5];[.B$5];SUBSTITUTE([.E6]; &quot;:&quot;; &quot;-&quot;);[.F6];[.G6];[.H6]); &quot;&quot;)" office:value-type="string" office:string-value="1integerMaxexclusiveINTEGER" calcext:value-type="string">
            <text:p>1integerMaxexclusiveINTEGER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7:.N7]) &gt; 0; CONCATENATE([.C7];MID([.D7]; FIND(&quot;:&quot;; [.D7])+1; 99);[.A$5];[.B$5];SUBSTITUTE([.E7]; &quot;:&quot;; &quot;-&quot;);[.F7];[.G7];[.H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8:.N8]) &gt; 0; CONCATENATE([.C8];MID([.D8]; FIND(&quot;:&quot;; [.D8])+1; 99);[.A$5];[.B$5];SUBSTITUTE([.E8]; &quot;:&quot;; &quot;-&quot;);[.F8];[.G8];[.H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9:.N9]) &gt; 0; CONCATENATE([.C9];MID([.D9]; FIND(&quot;:&quot;; [.D9])+1; 99);[.A$5];[.B$5];SUBSTITUTE([.E9]; &quot;:&quot;; &quot;-&quot;);[.F9];[.G9];[.H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10:.N10]) &gt; 0; CONCATENATE([.C10];MID([.D10]; FIND(&quot;:&quot;; [.D10])+1; 99);[.A$5];[.B$5];SUBSTITUTE([.E10]; &quot;:&quot;; &quot;-&quot;);[.F10];[.G10];[.H1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11:.N11]) &gt; 0; CONCATENATE([.C11];MID([.D11]; FIND(&quot;:&quot;; [.D11])+1; 99);[.A$5];[.B$5];SUBSTITUTE([.E11]; &quot;:&quot;; &quot;-&quot;);[.F11];[.G11];[.H1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OUBLE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formula="of:=IF(COUNTA([.J12:.N12]) &gt; 0; CONCATENATE([.C12];MID([.D12]; FIND(&quot;:&quot;; [.D12])+1; 99);[.A$5];[.B$5];SUBSTITUTE([.E12]; &quot;:&quot;; &quot;-&quot;);[.F12];[.G12];[.H12]); &quot;&quot;)" office:value-type="string" office:string-value="1integerMaxexclusiveDOUBLE" calcext:value-type="string">
            <text:p>1integerMaxexclusiveDOUBL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13:.N13]) &gt; 0; CONCATENATE([.C13];MID([.D13]; FIND(&quot;:&quot;; [.D13])+1; 99);[.A$5];[.B$5];SUBSTITUTE([.E13]; &quot;:&quot;; &quot;-&quot;);[.F13];[.G13];[.H1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14:.N14]) &gt; 0; CONCATENATE([.C14];MID([.D14]; FIND(&quot;:&quot;; [.D14])+1; 99);[.A$5];[.B$5];SUBSTITUTE([.E14]; &quot;:&quot;; &quot;-&quot;);[.F14];[.G14];[.H1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15:.N15]) &gt; 0; CONCATENATE([.C15];MID([.D15]; FIND(&quot;:&quot;; [.D15])+1; 99);[.A$5];[.B$5];SUBSTITUTE([.E15]; &quot;:&quot;; &quot;-&quot;);[.F15];[.G15];[.H15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16:.N16]) &gt; 0; CONCATENATE([.C16];MID([.D16]; FIND(&quot;:&quot;; [.D16])+1; 99);[.A$5];[.B$5];SUBSTITUTE([.E16]; &quot;:&quot;; &quot;-&quot;);[.F16];[.G16];[.H16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17:.N17]) &gt; 0; CONCATENATE([.C17];MID([.D17]; FIND(&quot;:&quot;; [.D17])+1; 99);[.A$5];[.B$5];SUBSTITUTE([.E17]; &quot;:&quot;; &quot;-&quot;);[.F17];[.G17];[.H1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18:.N18]) &gt; 0; CONCATENATE([.C18];MID([.D18]; FIND(&quot;:&quot;; [.D18])+1; 99);[.A$5];[.B$5];SUBSTITUTE([.E18]; &quot;:&quot;; &quot;-&quot;);[.F18];[.G18];[.H1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ateTime</text:p>
          </table:table-cell>
          <table:table-cell table:number-columns-repeated="5"/>
          <table:table-cell table:formula="of:=IF(COUNTA([.J19:.N19]) &gt; 0; CONCATENATE([.C19];MID([.D19]; FIND(&quot;:&quot;; [.D19])+1; 99);[.A$5];[.B$5];SUBSTITUTE([.E19]; &quot;:&quot;; &quot;-&quot;);[.F19];[.G19];[.H1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string</text:p>
          </table:table-cell>
          <table:table-cell table:number-columns-repeated="5"/>
          <table:table-cell table:formula="of:=IF(COUNTA([.J20:.N20]) &gt; 0; CONCATENATE([.C20];MID([.D20]; FIND(&quot;:&quot;; [.D20])+1; 99);[.A$5];[.B$5];SUBSTITUTE([.E20]; &quot;:&quot;; &quot;-&quot;);[.F20];[.G20];[.H2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21:.N21]) &gt; 0; CONCATENATE([.C21];MID([.D21]; FIND(&quot;:&quot;; [.D21])+1; 99);[.A$5];[.B$5];SUBSTITUTE([.E21]; &quot;:&quot;; &quot;-&quot;);[.F21];[.G21];[.H2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xsd:byte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22:.N22]) &gt; 0; CONCATENATE([.C22];MID([.D22]; FIND(&quot;:&quot;; [.D22])+1; 99);[.A$5];[.B$5];SUBSTITUTE([.E22]; &quot;:&quot;; &quot;-&quot;);[.F22];[.G22];[.H2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integer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23:.N23]) &gt; 0; CONCATENATE([.C23];MID([.D23]; FIND(&quot;:&quot;; [.D23])+1; 99);[.A$5];[.B$5];SUBSTITUTE([.E23]; &quot;:&quot;; &quot;-&quot;);[.F23];[.G23];[.H2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24:.N24]) &gt; 0; CONCATENATE([.C24];MID([.D24]; FIND(&quot;:&quot;; [.D24])+1; 99);[.A$5];[.B$5];SUBSTITUTE([.E24]; &quot;:&quot;; &quot;-&quot;);[.F24];[.G24];[.H2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roman:numeral</text:p>
          </table:table-cell>
          <table:table-cell table:number-columns-repeated="5"/>
          <table:table-cell table:formula="of:=IF(COUNTA([.J25:.N25]) &gt; 0; CONCATENATE([.C25];MID([.D25]; FIND(&quot;:&quot;; [.D25])+1; 99);[.A$5];[.B$5];SUBSTITUTE([.E25]; &quot;:&quot;; &quot;-&quot;);[.F25];[.G25];[.H25]); &quot;&quot;)">
            <text:p/>
          </table:table-cell>
        </table:table-row>
        <table:table-row table:style-name="ro1">
          <table:table-cell table:formula="of:=COUNTA([.J6:.N25])" office:value-type="float" office:value="6" calcext:value-type="float">
            <text:p>6</text:p>
          </table:table-cell>
          <table:table-cell table:number-columns-repeated="13"/>
          <table:table-cell table:style-name="Default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formula="of:=IF(COUNTA([.J27:.N27]) &gt; 0; CONCATENATE([.C27];MID([.D27]; FIND(&quot;:&quot;; [.D27])+1; 99);[.A$5];[.B$5];SUBSTITUTE([.E27]; &quot;:&quot;; &quot;-&quot;);[.F27];[.G27];[.H27]); &quot;&quot;)" office:value-type="string" office:string-value="1decimalMaxexclusiveINTEGER" calcext:value-type="string">
            <text:p>1decimalMaxexclusiveINTEGER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28:.N28]) &gt; 0; CONCATENATE([.C28];MID([.D28]; FIND(&quot;:&quot;; [.D28])+1; 99);[.A$5];[.B$5];SUBSTITUTE([.E28]; &quot;:&quot;; &quot;-&quot;);[.F28];[.G28];[.H2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29:.N29]) &gt; 0; CONCATENATE([.C29];MID([.D29]; FIND(&quot;:&quot;; [.D29])+1; 99);[.A$5];[.B$5];SUBSTITUTE([.E29]; &quot;:&quot;; &quot;-&quot;);[.F29];[.G29];[.H2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30:.N30]) &gt; 0; CONCATENATE([.C30];MID([.D30]; FIND(&quot;:&quot;; [.D30])+1; 99);[.A$5];[.B$5];SUBSTITUTE([.E30]; &quot;:&quot;; &quot;-&quot;);[.F30];[.G30];[.H3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31:.N31]) &gt; 0; CONCATENATE([.C31];MID([.D31]; FIND(&quot;:&quot;; [.D31])+1; 99);[.A$5];[.B$5];SUBSTITUTE([.E31]; &quot;:&quot;; &quot;-&quot;);[.F31];[.G31];[.H3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32:.N32]) &gt; 0; CONCATENATE([.C32];MID([.D32]; FIND(&quot;:&quot;; [.D32])+1; 99);[.A$5];[.B$5];SUBSTITUTE([.E32]; &quot;:&quot;; &quot;-&quot;);[.F32];[.G32];[.H3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OUBLE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formula="of:=IF(COUNTA([.J33:.N33]) &gt; 0; CONCATENATE([.C33];MID([.D33]; FIND(&quot;:&quot;; [.D33])+1; 99);[.A$5];[.B$5];SUBSTITUTE([.E33]; &quot;:&quot;; &quot;-&quot;);[.F33];[.G33];[.H33]); &quot;&quot;)" office:value-type="string" office:string-value="1decimalMaxexclusiveDOUBLE" calcext:value-type="string">
            <text:p>1decimalMaxexclusiveDOUBL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34:.N34]) &gt; 0; CONCATENATE([.C34];MID([.D34]; FIND(&quot;:&quot;; [.D34])+1; 99);[.A$5];[.B$5];SUBSTITUTE([.E34]; &quot;:&quot;; &quot;-&quot;);[.F34];[.G34];[.H3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35:.N35]) &gt; 0; CONCATENATE([.C35];MID([.D35]; FIND(&quot;:&quot;; [.D35])+1; 99);[.A$5];[.B$5];SUBSTITUTE([.E35]; &quot;:&quot;; &quot;-&quot;);[.F35];[.G35];[.H35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36:.N36]) &gt; 0; CONCATENATE([.C36];MID([.D36]; FIND(&quot;:&quot;; [.D36])+1; 99);[.A$5];[.B$5];SUBSTITUTE([.E36]; &quot;:&quot;; &quot;-&quot;);[.F36];[.G36];[.H36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37:.N37]) &gt; 0; CONCATENATE([.C37];MID([.D37]; FIND(&quot;:&quot;; [.D37])+1; 99);[.A$5];[.B$5];SUBSTITUTE([.E37]; &quot;:&quot;; &quot;-&quot;);[.F37];[.G37];[.H3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38:.N38]) &gt; 0; CONCATENATE([.C38];MID([.D38]; FIND(&quot;:&quot;; [.D38])+1; 99);[.A$5];[.B$5];SUBSTITUTE([.E38]; &quot;:&quot;; &quot;-&quot;);[.F38];[.G38];[.H3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39:.N39]) &gt; 0; CONCATENATE([.C39];MID([.D39]; FIND(&quot;:&quot;; [.D39])+1; 99);[.A$5];[.B$5];SUBSTITUTE([.E39]; &quot;:&quot;; &quot;-&quot;);[.F39];[.G39];[.H3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ateTime</text:p>
          </table:table-cell>
          <table:table-cell table:number-columns-repeated="5"/>
          <table:table-cell table:formula="of:=IF(COUNTA([.J40:.N40]) &gt; 0; CONCATENATE([.C40];MID([.D40]; FIND(&quot;:&quot;; [.D40])+1; 99);[.A$5];[.B$5];SUBSTITUTE([.E40]; &quot;:&quot;; &quot;-&quot;);[.F40];[.G40];[.H4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string</text:p>
          </table:table-cell>
          <table:table-cell table:number-columns-repeated="5"/>
          <table:table-cell table:formula="of:=IF(COUNTA([.J41:.N41]) &gt; 0; CONCATENATE([.C41];MID([.D41]; FIND(&quot;:&quot;; [.D41])+1; 99);[.A$5];[.B$5];SUBSTITUTE([.E41]; &quot;:&quot;; &quot;-&quot;);[.F41];[.G41];[.H4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42:.N42]) &gt; 0; CONCATENATE([.C42];MID([.D42]; FIND(&quot;:&quot;; [.D42])+1; 99);[.A$5];[.B$5];SUBSTITUTE([.E42]; &quot;:&quot;; &quot;-&quot;);[.F42];[.G42];[.H4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xsd:byte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43:.N43]) &gt; 0; CONCATENATE([.C43];MID([.D43]; FIND(&quot;:&quot;; [.D43])+1; 99);[.A$5];[.B$5];SUBSTITUTE([.E43]; &quot;:&quot;; &quot;-&quot;);[.F43];[.G43];[.H4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decimal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44:.N44]) &gt; 0; CONCATENATE([.C44];MID([.D44]; FIND(&quot;:&quot;; [.D44])+1; 99);[.A$5];[.B$5];SUBSTITUTE([.E44]; &quot;:&quot;; &quot;-&quot;);[.F44];[.G44];[.H4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45:.N45]) &gt; 0; CONCATENATE([.C45];MID([.D45]; FIND(&quot;:&quot;; [.D45])+1; 99);[.A$5];[.B$5];SUBSTITUTE([.E45]; &quot;:&quot;; &quot;-&quot;);[.F45];[.G45];[.H45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roman:numeral</text:p>
          </table:table-cell>
          <table:table-cell table:number-columns-repeated="5"/>
          <table:table-cell table:formula="of:=IF(COUNTA([.J46:.N46]) &gt; 0; CONCATENATE([.C46];MID([.D46]; FIND(&quot;:&quot;; [.D46])+1; 99);[.A$5];[.B$5];SUBSTITUTE([.E46]; &quot;:&quot;; &quot;-&quot;);[.F46];[.G46];[.H46]); &quot;&quot;)">
            <text:p/>
          </table:table-cell>
        </table:table-row>
        <table:table-row table:style-name="ro1">
          <table:table-cell table:formula="of:=COUNTA([.J27:.N46])" office:value-type="float" office:value="6" calcext:value-type="float">
            <text:p>6</text:p>
          </table:table-cell>
          <table:table-cell table:number-columns-repeated="13"/>
          <table:table-cell table:style-name="Default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formula="of:=IF(COUNTA([.J48:.N48]) &gt; 0; CONCATENATE([.C48];MID([.D48]; FIND(&quot;:&quot;; [.D48])+1; 99);[.A$5];[.B$5];SUBSTITUTE([.E48]; &quot;:&quot;; &quot;-&quot;);[.F48];[.G48];[.H48]); &quot;&quot;)" office:value-type="string" office:string-value="1floatMaxexclusiveINTEGER" calcext:value-type="string">
            <text:p>1floatMaxexclusiveINTEGER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49:.N49]) &gt; 0; CONCATENATE([.C49];MID([.D49]; FIND(&quot;:&quot;; [.D49])+1; 99);[.A$5];[.B$5];SUBSTITUTE([.E49]; &quot;:&quot;; &quot;-&quot;);[.F49];[.G49];[.H4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50:.N50]) &gt; 0; CONCATENATE([.C50];MID([.D50]; FIND(&quot;:&quot;; [.D50])+1; 99);[.A$5];[.B$5];SUBSTITUTE([.E50]; &quot;:&quot;; &quot;-&quot;);[.F50];[.G50];[.H5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float</text:p>
          </table:table-cell>
          <table:table-cell table:number-columns-repeated="5"/>
          <table:table-cell table:formula="of:=IF(COUNTA([.J51:.N51]) &gt; 0; CONCATENATE([.C51];MID([.D51]; FIND(&quot;:&quot;; [.D51])+1; 99);[.A$5];[.B$5];SUBSTITUTE([.E51]; &quot;:&quot;; &quot;-&quot;);[.F51];[.G51];[.H5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52:.N52]) &gt; 0; CONCATENATE([.C52];MID([.D52]; FIND(&quot;:&quot;; [.D52])+1; 99);[.A$5];[.B$5];SUBSTITUTE([.E52]; &quot;:&quot;; &quot;-&quot;);[.F52];[.G52];[.H5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float</text:p>
          </table:table-cell>
          <table:table-cell table:number-columns-repeated="5"/>
          <table:table-cell table:formula="of:=IF(COUNTA([.J53:.N53]) &gt; 0; CONCATENATE([.C53];MID([.D53]; FIND(&quot;:&quot;; [.D53])+1; 99);[.A$5];[.B$5];SUBSTITUTE([.E53]; &quot;:&quot;; &quot;-&quot;);[.F53];[.G53];[.H5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OUBLE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formula="of:=IF(COUNTA([.J54:.N54]) &gt; 0; CONCATENATE([.C54];MID([.D54]; FIND(&quot;:&quot;; [.D54])+1; 99);[.A$5];[.B$5];SUBSTITUTE([.E54]; &quot;:&quot;; &quot;-&quot;);[.F54];[.G54];[.H54]); &quot;&quot;)" office:value-type="string" office:string-value="1floatMaxexclusiveDOUBLE" calcext:value-type="string">
            <text:p>1floatMaxexclusiveDOUBL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float</text:p>
          </table:table-cell>
          <table:table-cell table:number-columns-repeated="5"/>
          <table:table-cell table:formula="of:=IF(COUNTA([.J55:.N55]) &gt; 0; CONCATENATE([.C55];MID([.D55]; FIND(&quot;:&quot;; [.D55])+1; 99);[.A$5];[.B$5];SUBSTITUTE([.E55]; &quot;:&quot;; &quot;-&quot;);[.F55];[.G55];[.H55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56:.N56]) &gt; 0; CONCATENATE([.C56];MID([.D56]; FIND(&quot;:&quot;; [.D56])+1; 99);[.A$5];[.B$5];SUBSTITUTE([.E56]; &quot;:&quot;; &quot;-&quot;);[.F56];[.G56];[.H56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float</text:p>
          </table:table-cell>
          <table:table-cell table:number-columns-repeated="5"/>
          <table:table-cell table:formula="of:=IF(COUNTA([.J57:.N57]) &gt; 0; CONCATENATE([.C57];MID([.D57]; FIND(&quot;:&quot;; [.D57])+1; 99);[.A$5];[.B$5];SUBSTITUTE([.E57]; &quot;:&quot;; &quot;-&quot;);[.F57];[.G57];[.H5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58:.N58]) &gt; 0; CONCATENATE([.C58];MID([.D58]; FIND(&quot;:&quot;; [.D58])+1; 99);[.A$5];[.B$5];SUBSTITUTE([.E58]; &quot;:&quot;; &quot;-&quot;);[.F58];[.G58];[.H5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59:.N59]) &gt; 0; CONCATENATE([.C59];MID([.D59]; FIND(&quot;:&quot;; [.D59])+1; 99);[.A$5];[.B$5];SUBSTITUTE([.E59]; &quot;:&quot;; &quot;-&quot;);[.F59];[.G59];[.H5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60:.N60]) &gt; 0; CONCATENATE([.C60];MID([.D60]; FIND(&quot;:&quot;; [.D60])+1; 99);[.A$5];[.B$5];SUBSTITUTE([.E60]; &quot;:&quot;; &quot;-&quot;);[.F60];[.G60];[.H6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dateTime</text:p>
          </table:table-cell>
          <table:table-cell table:number-columns-repeated="5"/>
          <table:table-cell table:formula="of:=IF(COUNTA([.J61:.N61]) &gt; 0; CONCATENATE([.C61];MID([.D61]; FIND(&quot;:&quot;; [.D61])+1; 99);[.A$5];[.B$5];SUBSTITUTE([.E61]; &quot;:&quot;; &quot;-&quot;);[.F61];[.G61];[.H6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string</text:p>
          </table:table-cell>
          <table:table-cell table:number-columns-repeated="5"/>
          <table:table-cell table:formula="of:=IF(COUNTA([.J62:.N62]) &gt; 0; CONCATENATE([.C62];MID([.D62]; FIND(&quot;:&quot;; [.D62])+1; 99);[.A$5];[.B$5];SUBSTITUTE([.E62]; &quot;:&quot;; &quot;-&quot;);[.F62];[.G62];[.H6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63:.N63]) &gt; 0; CONCATENATE([.C63];MID([.D63]; FIND(&quot;:&quot;; [.D63])+1; 99);[.A$5];[.B$5];SUBSTITUTE([.E63]; &quot;:&quot;; &quot;-&quot;);[.F63];[.G63];[.H6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xsd:byte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64:.N64]) &gt; 0; CONCATENATE([.C64];MID([.D64]; FIND(&quot;:&quot;; [.D64])+1; 99);[.A$5];[.B$5];SUBSTITUTE([.E64]; &quot;:&quot;; &quot;-&quot;);[.F64];[.G64];[.H6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65:.N65]) &gt; 0; CONCATENATE([.C65];MID([.D65]; FIND(&quot;:&quot;; [.D65])+1; 99);[.A$5];[.B$5];SUBSTITUTE([.E65]; &quot;:&quot;; &quot;-&quot;);[.F65];[.G65];[.H65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66:.N66]) &gt; 0; CONCATENATE([.C66];MID([.D66]; FIND(&quot;:&quot;; [.D66])+1; 99);[.A$5];[.B$5];SUBSTITUTE([.E66]; &quot;:&quot;; &quot;-&quot;);[.F66];[.G66];[.H66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roman:numeral</text:p>
          </table:table-cell>
          <table:table-cell table:number-columns-repeated="5"/>
          <table:table-cell table:formula="of:=IF(COUNTA([.J67:.N67]) &gt; 0; CONCATENATE([.C67];MID([.D67]; FIND(&quot;:&quot;; [.D67])+1; 99);[.A$5];[.B$5];SUBSTITUTE([.E67]; &quot;:&quot;; &quot;-&quot;);[.F67];[.G67];[.H67]); &quot;&quot;)">
            <text:p/>
          </table:table-cell>
        </table:table-row>
        <table:table-row table:style-name="ro1">
          <table:table-cell table:formula="of:=COUNTA([.J48:.N67])" office:value-type="float" office:value="6" calcext:value-type="float">
            <text:p>6</text:p>
          </table:table-cell>
          <table:table-cell table:number-columns-repeated="13"/>
          <table:table-cell table:style-name="Default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formula="of:=IF(COUNTA([.J69:.N69]) &gt; 0; CONCATENATE([.C69];MID([.D69]; FIND(&quot;:&quot;; [.D69])+1; 99);[.A$5];[.B$5];SUBSTITUTE([.E69]; &quot;:&quot;; &quot;-&quot;);[.F69];[.G69];[.H69]); &quot;&quot;)" office:value-type="string" office:string-value="1doubleMaxexclusiveINTEGER" calcext:value-type="string">
            <text:p>1doubleMaxexclusiveINTEGER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70:.N70]) &gt; 0; CONCATENATE([.C70];MID([.D70]; FIND(&quot;:&quot;; [.D70])+1; 99);[.A$5];[.B$5];SUBSTITUTE([.E70]; &quot;:&quot;; &quot;-&quot;);[.F70];[.G70];[.H7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71:.N71]) &gt; 0; CONCATENATE([.C71];MID([.D71]; FIND(&quot;:&quot;; [.D71])+1; 99);[.A$5];[.B$5];SUBSTITUTE([.E71]; &quot;:&quot;; &quot;-&quot;);[.F71];[.G71];[.H7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72:.N72]) &gt; 0; CONCATENATE([.C72];MID([.D72]; FIND(&quot;:&quot;; [.D72])+1; 99);[.A$5];[.B$5];SUBSTITUTE([.E72]; &quot;:&quot;; &quot;-&quot;);[.F72];[.G72];[.H7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73:.N73]) &gt; 0; CONCATENATE([.C73];MID([.D73]; FIND(&quot;:&quot;; [.D73])+1; 99);[.A$5];[.B$5];SUBSTITUTE([.E73]; &quot;:&quot;; &quot;-&quot;);[.F73];[.G73];[.H7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74:.N74]) &gt; 0; CONCATENATE([.C74];MID([.D74]; FIND(&quot;:&quot;; [.D74])+1; 99);[.A$5];[.B$5];SUBSTITUTE([.E74]; &quot;:&quot;; &quot;-&quot;);[.F74];[.G74];[.H7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OUBLE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formula="of:=IF(COUNTA([.J75:.N75]) &gt; 0; CONCATENATE([.C75];MID([.D75]; FIND(&quot;:&quot;; [.D75])+1; 99);[.A$5];[.B$5];SUBSTITUTE([.E75]; &quot;:&quot;; &quot;-&quot;);[.F75];[.G75];[.H75]); &quot;&quot;)" office:value-type="string" office:string-value="1doubleMaxexclusiveDOUBLE" calcext:value-type="string">
            <text:p>1doubleMaxexclusiveDOUBL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76:.N76]) &gt; 0; CONCATENATE([.C76];MID([.D76]; FIND(&quot;:&quot;; [.D76])+1; 99);[.A$5];[.B$5];SUBSTITUTE([.E76]; &quot;:&quot;; &quot;-&quot;);[.F76];[.G76];[.H76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77:.N77]) &gt; 0; CONCATENATE([.C77];MID([.D77]; FIND(&quot;:&quot;; [.D77])+1; 99);[.A$5];[.B$5];SUBSTITUTE([.E77]; &quot;:&quot;; &quot;-&quot;);[.F77];[.G77];[.H7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78:.N78]) &gt; 0; CONCATENATE([.C78];MID([.D78]; FIND(&quot;:&quot;; [.D78])+1; 99);[.A$5];[.B$5];SUBSTITUTE([.E78]; &quot;:&quot;; &quot;-&quot;);[.F78];[.G78];[.H7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79:.N79]) &gt; 0; CONCATENATE([.C79];MID([.D79]; FIND(&quot;:&quot;; [.D79])+1; 99);[.A$5];[.B$5];SUBSTITUTE([.E79]; &quot;:&quot;; &quot;-&quot;);[.F79];[.G79];[.H7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80:.N80]) &gt; 0; CONCATENATE([.C80];MID([.D80]; FIND(&quot;:&quot;; [.D80])+1; 99);[.A$5];[.B$5];SUBSTITUTE([.E80]; &quot;:&quot;; &quot;-&quot;);[.F80];[.G80];[.H8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81:.N81]) &gt; 0; CONCATENATE([.C81];MID([.D81]; FIND(&quot;:&quot;; [.D81])+1; 99);[.A$5];[.B$5];SUBSTITUTE([.E81]; &quot;:&quot;; &quot;-&quot;);[.F81];[.G81];[.H8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ateTime</text:p>
          </table:table-cell>
          <table:table-cell table:number-columns-repeated="5"/>
          <table:table-cell table:formula="of:=IF(COUNTA([.J82:.N82]) &gt; 0; CONCATENATE([.C82];MID([.D82]; FIND(&quot;:&quot;; [.D82])+1; 99);[.A$5];[.B$5];SUBSTITUTE([.E82]; &quot;:&quot;; &quot;-&quot;);[.F82];[.G82];[.H8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string</text:p>
          </table:table-cell>
          <table:table-cell table:number-columns-repeated="5"/>
          <table:table-cell table:formula="of:=IF(COUNTA([.J83:.N83]) &gt; 0; CONCATENATE([.C83];MID([.D83]; FIND(&quot;:&quot;; [.D83])+1; 99);[.A$5];[.B$5];SUBSTITUTE([.E83]; &quot;:&quot;; &quot;-&quot;);[.F83];[.G83];[.H8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84:.N84]) &gt; 0; CONCATENATE([.C84];MID([.D84]; FIND(&quot;:&quot;; [.D84])+1; 99);[.A$5];[.B$5];SUBSTITUTE([.E84]; &quot;:&quot;; &quot;-&quot;);[.F84];[.G84];[.H8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xsd:byte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85:.N85]) &gt; 0; CONCATENATE([.C85];MID([.D85]; FIND(&quot;:&quot;; [.D85])+1; 99);[.A$5];[.B$5];SUBSTITUTE([.E85]; &quot;:&quot;; &quot;-&quot;);[.F85];[.G85];[.H85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double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86:.N86]) &gt; 0; CONCATENATE([.C86];MID([.D86]; FIND(&quot;:&quot;; [.D86])+1; 99);[.A$5];[.B$5];SUBSTITUTE([.E86]; &quot;:&quot;; &quot;-&quot;);[.F86];[.G86];[.H86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87:.N87]) &gt; 0; CONCATENATE([.C87];MID([.D87]; FIND(&quot;:&quot;; [.D87])+1; 99);[.A$5];[.B$5];SUBSTITUTE([.E87]; &quot;:&quot;; &quot;-&quot;);[.F87];[.G87];[.H8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roman:numeral</text:p>
          </table:table-cell>
          <table:table-cell table:number-columns-repeated="5"/>
          <table:table-cell table:formula="of:=IF(COUNTA([.J88:.N88]) &gt; 0; CONCATENATE([.C88];MID([.D88]; FIND(&quot;:&quot;; [.D88])+1; 99);[.A$5];[.B$5];SUBSTITUTE([.E88]; &quot;:&quot;; &quot;-&quot;);[.F88];[.G88];[.H88]); &quot;&quot;)">
            <text:p/>
          </table:table-cell>
        </table:table-row>
        <table:table-row table:style-name="ro1">
          <table:table-cell table:formula="of:=COUNTA([.J69:.N88])" office:value-type="float" office:value="6" calcext:value-type="float">
            <text:p>6</text:p>
          </table:table-cell>
          <table:table-cell table:number-columns-repeated="8"/>
          <table:table-cell table:style-name="ce47"/>
          <table:table-cell table:style-name="ce49" table:number-columns-repeated="2"/>
          <table:table-cell table:style-name="Default"/>
          <table:table-cell table:style-name="ce51"/>
          <table:table-cell table:style-name="Default"/>
        </table:table-row>
        <calcext:conditional-formats>
          <calcext:conditional-format calcext:target-range-address="MinExclusive.K7:MinExclusive.L89">
            <calcext:condition calcext:apply-style-name="failStyle" calcext:value="=&quot;fail&quot;" calcext:base-cell-address="MinExclusive.K7"/>
          </calcext:conditional-format>
          <calcext:conditional-format calcext:target-range-address="MinExclusive.J7:MinExclusive.J89">
            <calcext:condition calcext:apply-style-name="failStyle" calcext:value="=&quot;fail&quot;" calcext:base-cell-address="MinExclusive.J7"/>
          </calcext:conditional-format>
          <calcext:conditional-format calcext:target-range-address="MinExclusive.N7:MinExclusive.N89">
            <calcext:condition calcext:apply-style-name="failStyle" calcext:value="=&quot;fail&quot;" calcext:base-cell-address="MinExclusive.N7"/>
          </calcext:conditional-format>
          <calcext:conditional-format calcext:target-range-address="MaxExclusive.J6:MaxExclusive.N88">
            <calcext:condition calcext:apply-style-name="failStyle" calcext:value="=&quot;fail&quot;" calcext:base-cell-address="MaxExclusive.J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Style" style:family="table-cell" style:parent-style-name="Default">
      <style:text-properties fo:color="#ff000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1">00/00/0000</text:date>, <text:time style:data-style-name="N2" text:time-value="11:59:08.5250457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03:43:24.697890447</meta:creation-date>
    <dc:date>2015-12-31T12:02:08.897442451</dc:date>
    <meta:editing-duration>PT11H15M20S</meta:editing-duration>
    <meta:editing-cycles>27</meta:editing-cycles>
    <meta:generator>LibreOffice/4.2.8.2$Linux_X86_64 LibreOffice_project/420m0$Build-2</meta:generator>
    <meta:document-statistic meta:table-count="4" meta:cell-count="2074" meta:object-count="0"/>
  </office:meta>
</office:document-meta>
</file>